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3.91583333333333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gt;0" style:apply-style-name="cf1"/>
    </style:style>
    <style:style style:name="ce3" style:family="table-cell">
      <style:map style:condition="of:cell-content()&gt;0" style:apply-style-name="cf1"/>
    </style:style>
    <style:style style:name="ce4" style:family="table-cell">
      <style:map style:condition="of:cell-content()&gt;0" style:apply-style-name="cf1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_by_assoc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9.7999999999999997E-3" table:style-name="ce1">
            <text:p>0.00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1295" table:style-name="ce1">
            <text:p>0.1295</text:p>
          </table:table-cell>
          <table:table-cell office:value-type="float" office:value="0.31209999999999999" table:style-name="ce1">
            <text:p>0.31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29139999999999999" table:style-name="ce1">
            <text:p>0.2914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58189999999999997" table:style-name="ce1">
            <text:p>0.5819</text:p>
          </table:table-cell>
          <table:table-cell office:value-type="float" office:value="2.8799999999999999E-2" table:style-name="ce1">
            <text:p>0.028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7.5899999999999995E-2" table:style-name="ce1">
            <text:p>0.0759</text:p>
          </table:table-cell>
          <table:table-cell office:value-type="float" office:value="0.56869999999999998" table:style-name="ce1">
            <text:p>0.56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0.60440000000000005" table:style-name="ce1">
            <text:p>0.60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0.56189999999999996" table:style-name="ce1">
            <text:p>0.56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0.63590000000000002" table:style-name="ce1">
            <text:p>0.63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47449999999999998" table:style-name="ce1">
            <text:p>0.474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0.75480000000000003" table:style-name="ce1">
            <text:p>0.7548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8.6999999999999994E-3" table:style-name="ce1">
            <text:p>0.00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1.61E-2" table:style-name="ce1">
            <text:p>0.01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0.7268" table:style-name="ce1">
            <text:p>0.7268</text:p>
          </table:table-cell>
          <table:table-cell office:value-type="float" office:value="1.15E-2" table:style-name="ce1">
            <text:p>0.011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56110000000000004" table:style-name="ce1">
            <text:p>0.5611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64290000000000003" table:style-name="ce1">
            <text:p>0.6429</text:p>
          </table:table-cell>
          <table:table-cell office:value-type="float" office:value="2.0799999999999999E-2" table:style-name="ce1">
            <text:p>0.020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29509999999999997" table:style-name="ce1">
            <text:p>0.29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8.7599999999999997E-2" table:style-name="ce1">
            <text:p>0.08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116" table:style-name="ce1">
            <text:p>0.1116</text:p>
          </table:table-cell>
          <table:table-cell office:value-type="float" office:value="0.36520000000000002" table:style-name="ce1">
            <text:p>0.36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1862" table:style-name="ce1">
            <text:p>0.1862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0.53249999999999997" table:style-name="ce1">
            <text:p>0.53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0.66590000000000005" table:style-name="ce1">
            <text:p>0.6659</text:p>
          </table:table-cell>
          <table:table-cell office:value-type="float" office:value="1.7999999999999999E-2" table:style-name="ce1">
            <text:p>0.0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299999999999999E-2" table:style-name="ce1">
            <text:p>0.01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1119" table:style-name="ce1">
            <text:p>0.11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56159999999999999" table:style-name="ce1">
            <text:p>0.5616</text:p>
          </table:table-cell>
          <table:table-cell office:value-type="float" office:value="3.2399999999999998E-2" table:style-name="ce1">
            <text:p>0.03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2051" table:style-name="ce1">
            <text:p>0.20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35389999999999999" table:style-name="ce1">
            <text:p>0.3539</text:p>
          </table:table-cell>
          <table:table-cell office:value-type="float" office:value="8.3400000000000002E-2" table:style-name="ce1">
            <text:p>0.08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0.56520000000000004" table:style-name="ce1">
            <text:p>0.56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0.39269999999999999" table:style-name="ce1">
            <text:p>0.392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0.59619999999999995" table:style-name="ce1">
            <text:p>0.59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0.49630000000000002" table:style-name="ce1">
            <text:p>0.49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6.4899999999999999E-2" table:style-name="ce1">
            <text:p>0.0649</text:p>
          </table:table-cell>
          <table:table-cell office:value-type="float" office:value="0.6512" table:style-name="ce1">
            <text:p>0.65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0.71020000000000005" table:style-name="ce1">
            <text:p>0.7102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0.74490000000000001" table:style-name="ce1">
            <text:p>0.7449</text:p>
          </table:table-cell>
          <table:table-cell office:value-type="float" office:value="0.01" table:style-name="ce1">
            <text:p>0.0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5302" table:style-name="ce1">
            <text:p>0.5302</text:p>
          </table:table-cell>
          <table:table-cell office:value-type="float" office:value="3.7400000000000003E-2" table:style-name="ce1">
            <text:p>0.03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35470000000000002" table:style-name="ce1">
            <text:p>0.3547</text:p>
          </table:table-cell>
          <table:table-cell office:value-type="float" office:value="8.2799999999999999E-2" table:style-name="ce1">
            <text:p>0.08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53990000000000005" table:style-name="ce1">
            <text:p>0.5399</text:p>
          </table:table-cell>
          <table:table-cell office:value-type="float" office:value="3.5900000000000001E-2" table:style-name="ce1">
            <text:p>0.03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9.3399999999999997E-2" table:style-name="ce1">
            <text:p>0.0934</text:p>
          </table:table-cell>
          <table:table-cell office:value-type="float" office:value="0.44769999999999999" table:style-name="ce1">
            <text:p>0.44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1734" table:style-name="ce1">
            <text:p>0.1734</text:p>
          </table:table-cell>
          <table:table-cell office:value-type="float" office:value="0.21940000000000001" table:style-name="ce1">
            <text:p>0.219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51200000000000001" table:style-name="ce1">
            <text:p>0.5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34760000000000002" table:style-name="ce1">
            <text:p>0.34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0.60670000000000002" table:style-name="ce1">
            <text:p>0.60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0.73229999999999995" table:style-name="ce1">
            <text:p>0.7323</text:p>
          </table:table-cell>
          <table:table-cell office:value-type="float" office:value="1.11E-2" table:style-name="ce1">
            <text:p>0.011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1.6199999999999999E-2" table:style-name="ce1">
            <text:p>0.01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0.7268" table:style-name="ce1">
            <text:p>0.7268</text:p>
          </table:table-cell>
          <table:table-cell office:value-type="float" office:value="1.1599999999999999E-2" table:style-name="ce1">
            <text:p>0.01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54969999999999997" table:style-name="ce1">
            <text:p>0.549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5806" table:style-name="ce1">
            <text:p>0.580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1384" table:style-name="ce1">
            <text:p>0.1384</text:p>
          </table:table-cell>
          <table:table-cell office:value-type="float" office:value="0.28949999999999998" table:style-name="ce1">
            <text:p>0.28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34939999999999999" table:style-name="ce1">
            <text:p>0.3494</text:p>
          </table:table-cell>
          <table:table-cell office:value-type="float" office:value="8.6400000000000005E-2" table:style-name="ce1">
            <text:p>0.08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04" table:style-name="ce1">
            <text:p>0.104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696" table:style-name="ce1">
            <text:p>0.169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0.56830000000000003" table:style-name="ce1">
            <text:p>0.56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0.66990000000000005" table:style-name="ce1">
            <text:p>0.6699</text:p>
          </table:table-cell>
          <table:table-cell office:value-type="float" office:value="1.78E-2" table:style-name="ce1">
            <text:p>0.01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7E-2" table:style-name="ce1">
            <text:p>0.01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10730000000000001" table:style-name="ce1">
            <text:p>0.107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5675" table:style-name="ce1">
            <text:p>0.5675</text:p>
          </table:table-cell>
          <table:table-cell office:value-type="float" office:value="3.1699999999999999E-2" table:style-name="ce1">
            <text:p>0.03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186" table:style-name="ce1">
            <text:p>0.18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7.4800000000000005E-2" table:style-name="ce1">
            <text:p>0.0748</text:p>
          </table:table-cell>
          <table:table-cell office:value-type="float" office:value="0.56899999999999995" table:style-name="ce1">
            <text:p>0.5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42320000000000002" table:style-name="ce1">
            <text:p>0.42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6.7199999999999996E-2" table:style-name="ce1">
            <text:p>0.0672</text:p>
          </table:table-cell>
          <table:table-cell office:value-type="float" office:value="0.63" table:style-name="ce1">
            <text:p>0.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0.58230000000000004" table:style-name="ce1">
            <text:p>0.582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6.3700000000000007E-2" table:style-name="ce1">
            <text:p>0.0637</text:p>
          </table:table-cell>
          <table:table-cell office:value-type="float" office:value="0.6643" table:style-name="ce1">
            <text:p>0.664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0.71050000000000002" table:style-name="ce1">
            <text:p>0.7105</text:p>
          </table:table-cell>
          <table:table-cell office:value-type="float" office:value="1.34E-2" table:style-name="ce1">
            <text:p>0.0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0.71289999999999998" table:style-name="ce1">
            <text:p>0.7129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53359999999999996" table:style-name="ce1">
            <text:p>0.5336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1.5599999999999999E-2" table:style-name="ce1">
            <text:p>0.01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35570000000000002" table:style-name="ce1">
            <text:p>0.3557</text:p>
          </table:table-cell>
          <table:table-cell office:value-type="float" office:value="8.2400000000000001E-2" table:style-name="ce1">
            <text:p>0.08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4194" table:style-name="ce1">
            <text:p>0.4194</text:p>
          </table:table-cell>
          <table:table-cell office:value-type="float" office:value="6.1899999999999997E-2" table:style-name="ce1">
            <text:p>0.06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0.45469999999999999" table:style-name="ce1">
            <text:p>0.45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1678" table:style-name="ce1">
            <text:p>0.1678</text:p>
          </table:table-cell>
          <table:table-cell office:value-type="float" office:value="0.22819999999999999" table:style-name="ce1">
            <text:p>0.22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0.56079999999999997" table:style-name="ce1">
            <text:p>0.560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44800000000000001" table:style-name="ce1">
            <text:p>0.44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6.7599999999999993E-2" table:style-name="ce1">
            <text:p>0.0676</text:p>
          </table:table-cell>
          <table:table-cell office:value-type="float" office:value="0.62939999999999996" table:style-name="ce1">
            <text:p>0.629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128_16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4.87E-2" table:style-name="ce1">
            <text:p>0.04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1927000000000001" table:style-name="ce1">
            <text:p>1.192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1585000000000001" table:style-name="ce1">
            <text:p>1.1585</text:p>
          </table:table-cell>
          <table:table-cell office:value-type="float" office:value="6.3E-3" table:style-name="ce1">
            <text:p>0.00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0.39319999999999999" table:style-name="ce1">
            <text:p>0.39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25640000000000002" table:style-name="ce1">
            <text:p>0.25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1393" table:style-name="ce1">
            <text:p>1.1393</text:p>
          </table:table-cell>
          <table:table-cell office:value-type="float" office:value="7.6E-3" table:style-name="ce1">
            <text:p>0.00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26119999999999999" table:style-name="ce1">
            <text:p>0.26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42630000000000001" table:style-name="ce1">
            <text:p>0.4263</text:p>
          </table:table-cell>
          <table:table-cell office:value-type="float" office:value="0.1474" table:style-name="ce1">
            <text:p>0.14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58250000000000002" table:style-name="ce1">
            <text:p>0.58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0.62549999999999994" table:style-name="ce1">
            <text:p>0.62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67569999999999997" table:style-name="ce1">
            <text:p>0.67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0565" table:style-name="ce1">
            <text:p>1.0565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7619999999999998" table:style-name="ce1">
            <text:p>0.37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78280000000000005" table:style-name="ce1">
            <text:p>0.7828</text:p>
          </table:table-cell>
          <table:table-cell office:value-type="float" office:value="4.4699999999999997E-2" table:style-name="ce1">
            <text:p>0.04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1637" table:style-name="ce1">
            <text:p>1.1637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47289999999999999" table:style-name="ce1">
            <text:p>0.4729</text:p>
          </table:table-cell>
          <table:table-cell office:value-type="float" office:value="0.13089999999999999" table:style-name="ce1">
            <text:p>0.13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98939999999999995" table:style-name="ce1">
            <text:p>0.9894</text:p>
          </table:table-cell>
          <table:table-cell office:value-type="float" office:value="2.18E-2" table:style-name="ce1">
            <text:p>0.02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21609999999999999" table:style-name="ce1">
            <text:p>0.2161</text:p>
          </table:table-cell>
          <table:table-cell office:value-type="float" office:value="0.4264" table:style-name="ce1">
            <text:p>0.42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0.29210000000000003" table:style-name="ce1">
            <text:p>0.29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2104" table:style-name="ce1">
            <text:p>0.2104</text:p>
          </table:table-cell>
          <table:table-cell office:value-type="float" office:value="0.41360000000000002" table:style-name="ce1">
            <text:p>0.41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153" table:style-name="ce1">
            <text:p>0.153</text:p>
          </table:table-cell>
          <table:table-cell office:value-type="float" office:value="0.58819999999999995" table:style-name="ce1">
            <text:p>0.58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515000000000001" table:style-name="ce1">
            <text:p>1.0515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896999999999999" table:style-name="ce1">
            <text:p>1.0897</text:p>
          </table:table-cell>
          <table:table-cell office:value-type="float" office:value="1.2E-2" table:style-name="ce1">
            <text:p>0.0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23" table:style-name="ce1">
            <text:p>0.2923</text:p>
          </table:table-cell>
          <table:table-cell office:value-type="float" office:value="0.28760000000000002" table:style-name="ce1">
            <text:p>0.28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13170000000000001" table:style-name="ce1">
            <text:p>0.13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41980000000000001" table:style-name="ce1">
            <text:p>0.41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9649999999999999" table:style-name="ce1">
            <text:p>0.29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1522" table:style-name="ce1">
            <text:p>0.1522</text:p>
          </table:table-cell>
          <table:table-cell office:value-type="float" office:value="0.59350000000000003" table:style-name="ce1">
            <text:p>0.593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754" table:style-name="ce1">
            <text:p>0.1754</text:p>
          </table:table-cell>
          <table:table-cell office:value-type="float" office:value="0.51329999999999998" table:style-name="ce1">
            <text:p>0.51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1323" table:style-name="ce1">
            <text:p>0.1323</text:p>
          </table:table-cell>
          <table:table-cell office:value-type="float" office:value="0.65590000000000004" table:style-name="ce1">
            <text:p>0.65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61070000000000002" table:style-name="ce1">
            <text:p>0.61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1258" table:style-name="ce1">
            <text:p>0.1258</text:p>
          </table:table-cell>
          <table:table-cell office:value-type="float" office:value="0.69020000000000004" table:style-name="ce1">
            <text:p>0.69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45529999999999998" table:style-name="ce1">
            <text:p>0.4553</text:p>
          </table:table-cell>
          <table:table-cell office:value-type="float" office:value="0.14050000000000001" table:style-name="ce1">
            <text:p>0.14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04" table:style-name="ce1">
            <text:p>1.0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27539999999999998" table:style-name="ce1">
            <text:p>0.2754</text:p>
          </table:table-cell>
          <table:table-cell office:value-type="float" office:value="0.29459999999999997" table:style-name="ce1">
            <text:p>0.29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47860000000000003" table:style-name="ce1">
            <text:p>0.4786</text:p>
          </table:table-cell>
          <table:table-cell office:value-type="float" office:value="0.1305" table:style-name="ce1">
            <text:p>0.13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51980000000000004" table:style-name="ce1">
            <text:p>0.51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2670000000000002" table:style-name="ce1">
            <text:p>0.42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14879999999999999" table:style-name="ce1">
            <text:p>0.1488</text:p>
          </table:table-cell>
          <table:table-cell office:value-type="float" office:value="0.59560000000000002" table:style-name="ce1">
            <text:p>0.59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181" table:style-name="ce1">
            <text:p>0.51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659999999999995" table:style-name="ce1">
            <text:p>0.64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1778" table:style-name="ce1">
            <text:p>1.1778</text:p>
          </table:table-cell>
          <table:table-cell office:value-type="float" office:value="5.1999999999999998E-3" table:style-name="ce1">
            <text:p>0.00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1736" table:style-name="ce1">
            <text:p>1.1736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77949999999999997" table:style-name="ce1">
            <text:p>0.7795</text:p>
          </table:table-cell>
          <table:table-cell office:value-type="float" office:value="4.5600000000000002E-2" table:style-name="ce1">
            <text:p>0.04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173" table:style-name="ce1">
            <text:p>1.173</text:p>
          </table:table-cell>
          <table:table-cell office:value-type="float" office:value="5.5999999999999999E-3" table:style-name="ce1">
            <text:p>0.00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49409999999999998" table:style-name="ce1">
            <text:p>0.4941</text:p>
          </table:table-cell>
          <table:table-cell office:value-type="float" office:value="0.1193" table:style-name="ce1">
            <text:p>0.11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72360000000000002" table:style-name="ce1">
            <text:p>0.7236</text:p>
          </table:table-cell>
          <table:table-cell office:value-type="float" office:value="5.6599999999999998E-2" table:style-name="ce1">
            <text:p>0.05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2152" table:style-name="ce1">
            <text:p>0.2152</text:p>
          </table:table-cell>
          <table:table-cell office:value-type="float" office:value="0.42909999999999998" table:style-name="ce1">
            <text:p>0.429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0.31340000000000001" table:style-name="ce1">
            <text:p>0.3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802" table:style-name="ce1">
            <text:p>0.1802</text:p>
          </table:table-cell>
          <table:table-cell office:value-type="float" office:value="0.50249999999999995" table:style-name="ce1">
            <text:p>0.50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971" table:style-name="ce1">
            <text:p>0.1971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1547" table:style-name="ce1">
            <text:p>0.1547</text:p>
          </table:table-cell>
          <table:table-cell office:value-type="float" office:value="0.58279999999999998" table:style-name="ce1">
            <text:p>0.58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0406" table:style-name="ce1">
            <text:p>1.0406</text:p>
          </table:table-cell>
          <table:table-cell office:value-type="float" office:value="1.6E-2" table:style-name="ce1">
            <text:p>0.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0597000000000001" table:style-name="ce1">
            <text:p>1.0597</text:p>
          </table:table-cell>
          <table:table-cell office:value-type="float" office:value="1.44E-2" table:style-name="ce1">
            <text:p>0.01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28749999999999998" table:style-name="ce1">
            <text:p>0.2875</text:p>
          </table:table-cell>
          <table:table-cell office:value-type="float" office:value="0.29749999999999999" table:style-name="ce1">
            <text:p>0.29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.13320000000000001" table:style-name="ce1">
            <text:p>0.13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0.43380000000000002" table:style-name="ce1">
            <text:p>0.4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361" table:style-name="ce1">
            <text:p>0.2361</text:p>
          </table:table-cell>
          <table:table-cell office:value-type="float" office:value="0.36609999999999998" table:style-name="ce1">
            <text:p>0.3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15310000000000001" table:style-name="ce1">
            <text:p>0.1531</text:p>
          </table:table-cell>
          <table:table-cell office:value-type="float" office:value="0.59030000000000005" table:style-name="ce1">
            <text:p>0.59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1270000000000004" table:style-name="ce1">
            <text:p>0.512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1346" table:style-name="ce1">
            <text:p>0.1346</text:p>
          </table:table-cell>
          <table:table-cell office:value-type="float" office:value="0.65380000000000005" table:style-name="ce1">
            <text:p>0.65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1401" table:style-name="ce1">
            <text:p>0.1401</text:p>
          </table:table-cell>
          <table:table-cell office:value-type="float" office:value="0.62609999999999999" table:style-name="ce1">
            <text:p>0.62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1258" table:style-name="ce1">
            <text:p>0.1258</text:p>
          </table:table-cell>
          <table:table-cell office:value-type="float" office:value="0.69279999999999997" table:style-name="ce1">
            <text:p>0.69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1376999999999999" table:style-name="ce1">
            <text:p>1.1377</text:p>
          </table:table-cell>
          <table:table-cell office:value-type="float" office:value="8.0999999999999996E-3" table:style-name="ce1">
            <text:p>0.00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1408" table:style-name="ce1">
            <text:p>1.1408</text:p>
          </table:table-cell>
          <table:table-cell office:value-type="float" office:value="7.9000000000000008E-3" table:style-name="ce1">
            <text:p>0.007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44869999999999999" table:style-name="ce1">
            <text:p>0.4487</text:p>
          </table:table-cell>
          <table:table-cell office:value-type="float" office:value="0.1454" table:style-name="ce1">
            <text:p>0.14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0620000000000001" table:style-name="ce1">
            <text:p>1.062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27310000000000001" table:style-name="ce1">
            <text:p>0.2731</text:p>
          </table:table-cell>
          <table:table-cell office:value-type="float" office:value="0.29970000000000002" table:style-name="ce1">
            <text:p>0.29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38690000000000002" table:style-name="ce1">
            <text:p>0.3869</text:p>
          </table:table-cell>
          <table:table-cell office:value-type="float" office:value="0.18190000000000001" table:style-name="ce1">
            <text:p>0.18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1754" table:style-name="ce1">
            <text:p>0.1754</text:p>
          </table:table-cell>
          <table:table-cell office:value-type="float" office:value="0.51390000000000002" table:style-name="ce1">
            <text:p>0.5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20349999999999999" table:style-name="ce1">
            <text:p>0.2035</text:p>
          </table:table-cell>
          <table:table-cell office:value-type="float" office:value="0.43719999999999998" table:style-name="ce1">
            <text:p>0.437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57599999999999996" table:style-name="ce1">
            <text:p>0.5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51770000000000005" table:style-name="ce1">
            <text:p>0.51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859999999999995" table:style-name="ce1">
            <text:p>0.64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8318000000000001" table:style-name="ce1">
            <text:p>1.8318</text:p>
          </table:table-cell>
          <table:table-cell office:value-type="float" office:value="5.62E-2" table:style-name="ce1">
            <text:p>0.05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5787" table:style-name="ce1">
            <text:p>1.5787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7667999999999999" table:style-name="ce1">
            <text:p>1.7668</text:p>
          </table:table-cell>
          <table:table-cell office:value-type="float" office:value="9.5000000000000001E-2" table:style-name="ce1">
            <text:p>0.0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7271000000000001" table:style-name="ce1">
            <text:p>1.7271</text:p>
          </table:table-cell>
          <table:table-cell office:value-type="float" office:value="0.11260000000000001" table:style-name="ce1">
            <text:p>0.11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833" table:style-name="ce1">
            <text:p>1.833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1.4027000000000001" table:style-name="ce1">
            <text:p>1.4027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4065000000000001" table:style-name="ce1">
            <text:p>1.4065</text:p>
          </table:table-cell>
          <table:table-cell office:value-type="float" office:value="0.41889999999999999" table:style-name="ce1">
            <text:p>0.418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5179" table:style-name="ce1">
            <text:p>1.5179</text:p>
          </table:table-cell>
          <table:table-cell office:value-type="float" office:value="0.3498" table:style-name="ce1">
            <text:p>0.34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1.34" table:style-name="ce1">
            <text:p>1.34</text:p>
          </table:table-cell>
          <table:table-cell office:value-type="float" office:value="0.47020000000000001" table:style-name="ce1">
            <text:p>0.47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8328" table:style-name="ce1">
            <text:p>1.8328</text:p>
          </table:table-cell>
          <table:table-cell office:value-type="float" office:value="5.6399999999999999E-2" table:style-name="ce1">
            <text:p>0.05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7689999999999999" table:style-name="ce1">
            <text:p>1.769</text:p>
          </table:table-cell>
          <table:table-cell office:value-type="float" office:value="9.4700000000000006E-2" table:style-name="ce1">
            <text:p>0.09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8461000000000001" table:style-name="ce1">
            <text:p>1.8461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1.4481999999999999" table:style-name="ce1">
            <text:p>1.4482</text:p>
          </table:table-cell>
          <table:table-cell office:value-type="float" office:value="0.36709999999999998" table:style-name="ce1">
            <text:p>0.36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6174999999999999" table:style-name="ce1">
            <text:p>1.6175</text:p>
          </table:table-cell>
          <table:table-cell office:value-type="float" office:value="0.19639999999999999" table:style-name="ce1">
            <text:p>0.19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8025" table:style-name="ce1">
            <text:p>1.8025</text:p>
          </table:table-cell>
          <table:table-cell office:value-type="float" office:value="6.9900000000000004E-2" table:style-name="ce1">
            <text:p>0.06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8261000000000001" table:style-name="ce1">
            <text:p>1.8261</text:p>
          </table:table-cell>
          <table:table-cell office:value-type="float" office:value="6.0199999999999997E-2" table:style-name="ce1">
            <text:p>0.06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4117999999999999" table:style-name="ce1">
            <text:p>1.4118</text:p>
          </table:table-cell>
          <table:table-cell office:value-type="float" office:value="0.3221" table:style-name="ce1">
            <text:p>0.32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6874" table:style-name="ce1">
            <text:p>1.6874</text:p>
          </table:table-cell>
          <table:table-cell office:value-type="float" office:value="0.1236" table:style-name="ce1">
            <text:p>0.12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56169999999999998" table:style-name="ce1">
            <text:p>0.56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1.0712999999999999" table:style-name="ce1">
            <text:p>1.0713</text:p>
          </table:table-cell>
          <table:table-cell office:value-type="float" office:value="0.47289999999999999" table:style-name="ce1">
            <text:p>0.47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9052" table:style-name="ce1">
            <text:p>0.9052</text:p>
          </table:table-cell>
          <table:table-cell office:value-type="float" office:value="0.62580000000000002" table:style-name="ce1">
            <text:p>0.62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6958" table:style-name="ce1">
            <text:p>1.6958</text:p>
          </table:table-cell>
          <table:table-cell office:value-type="float" office:value="0.13500000000000001" table:style-name="ce1">
            <text:p>0.13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8228" table:style-name="ce1">
            <text:p>1.8228</text:p>
          </table:table-cell>
          <table:table-cell office:value-type="float" office:value="6.0699999999999997E-2" table:style-name="ce1">
            <text:p>0.06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1.3113999999999999" table:style-name="ce1">
            <text:p>1.3114</text:p>
          </table:table-cell>
          <table:table-cell office:value-type="float" office:value="0.3281" table:style-name="ce1">
            <text:p>0.32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21" table:style-name="ce1">
            <text:p>0.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60580000000000001" table:style-name="ce1">
            <text:p>0.60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1.0866" table:style-name="ce1">
            <text:p>1.0866</text:p>
          </table:table-cell>
          <table:table-cell office:value-type="float" office:value="0.53290000000000004" table:style-name="ce1">
            <text:p>0.53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87670000000000003" table:style-name="ce1">
            <text:p>0.8767</text:p>
          </table:table-cell>
          <table:table-cell office:value-type="float" office:value="0.65300000000000002" table:style-name="ce1">
            <text:p>0.6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63280000000000003" table:style-name="ce1">
            <text:p>0.63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86639999999999995" table:style-name="ce1">
            <text:p>0.8664</text:p>
          </table:table-cell>
          <table:table-cell office:value-type="float" office:value="0.66669999999999996" table:style-name="ce1">
            <text:p>0.66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8298000000000001" table:style-name="ce1">
            <text:p>1.8298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6460999999999999" table:style-name="ce1">
            <text:p>1.6461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7718" table:style-name="ce1">
            <text:p>1.7718</text:p>
          </table:table-cell>
          <table:table-cell office:value-type="float" office:value="7.9899999999999999E-2" table:style-name="ce1">
            <text:p>0.07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1254" table:style-name="ce1">
            <text:p>1.1254</text:p>
          </table:table-cell>
          <table:table-cell office:value-type="float" office:value="0.50160000000000005" table:style-name="ce1">
            <text:p>0.5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3686" table:style-name="ce1">
            <text:p>1.3686</text:p>
          </table:table-cell>
          <table:table-cell office:value-type="float" office:value="0.29420000000000002" table:style-name="ce1">
            <text:p>0.29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9052" table:style-name="ce1">
            <text:p>0.9052</text:p>
          </table:table-cell>
          <table:table-cell office:value-type="float" office:value="0.62570000000000003" table:style-name="ce1">
            <text:p>0.62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57579999999999998" table:style-name="ce1">
            <text:p>0.57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65310000000000001" table:style-name="ce1">
            <text:p>0.65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8452999999999999" table:style-name="ce1">
            <text:p>1.8453</text:p>
          </table:table-cell>
          <table:table-cell office:value-type="float" office:value="5.1700000000000003E-2" table:style-name="ce1">
            <text:p>0.05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8067" table:style-name="ce1">
            <text:p>1.8067</text:p>
          </table:table-cell>
          <table:table-cell office:value-type="float" office:value="6.9199999999999998E-2" table:style-name="ce1">
            <text:p>0.06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8073999999999999" table:style-name="ce1">
            <text:p>1.8074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4135" table:style-name="ce1">
            <text:p>1.4135</text:p>
          </table:table-cell>
          <table:table-cell office:value-type="float" office:value="0.3211" table:style-name="ce1">
            <text:p>0.321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7039" table:style-name="ce1">
            <text:p>1.7039</text:p>
          </table:table-cell>
          <table:table-cell office:value-type="float" office:value="0.1168" table:style-name="ce1">
            <text:p>0.116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52329999999999999" table:style-name="ce1">
            <text:p>0.52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51819999999999999" table:style-name="ce1">
            <text:p>0.51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58979999999999999" table:style-name="ce1">
            <text:p>0.58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8389" table:style-name="ce1">
            <text:p>1.8389</text:p>
          </table:table-cell>
          <table:table-cell office:value-type="float" office:value="5.4399999999999997E-2" table:style-name="ce1">
            <text:p>0.05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8376999999999999" table:style-name="ce1">
            <text:p>1.8377</text:p>
          </table:table-cell>
          <table:table-cell office:value-type="float" office:value="5.5199999999999999E-2" table:style-name="ce1">
            <text:p>0.05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6976" table:style-name="ce1">
            <text:p>1.6976</text:p>
          </table:table-cell>
          <table:table-cell office:value-type="float" office:value="0.1338" table:style-name="ce1">
            <text:p>0.13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8312999999999999" table:style-name="ce1">
            <text:p>1.8313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36" table:style-name="ce1">
            <text:p>1.36</text:p>
          </table:table-cell>
          <table:table-cell office:value-type="float" office:value="0.30049999999999999" table:style-name="ce1">
            <text:p>0.3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5033000000000001" table:style-name="ce1">
            <text:p>1.5033</text:p>
          </table:table-cell>
          <table:table-cell office:value-type="float" office:value="0.2102" table:style-name="ce1">
            <text:p>0.2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1.0281" table:style-name="ce1">
            <text:p>1.0281</text:p>
          </table:table-cell>
          <table:table-cell office:value-type="float" office:value="0.59709999999999996" table:style-name="ce1">
            <text:p>0.5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1.1145" table:style-name="ce1">
            <text:p>1.1145</text:p>
          </table:table-cell>
          <table:table-cell office:value-type="float" office:value="0.50919999999999999" table:style-name="ce1">
            <text:p>0.50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91349999999999998" table:style-name="ce1">
            <text:p>0.9135</text:p>
          </table:table-cell>
          <table:table-cell office:value-type="float" office:value="0.62929999999999997" table:style-name="ce1">
            <text:p>0.62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91279999999999994" table:style-name="ce1">
            <text:p>0.9128</text:p>
          </table:table-cell>
          <table:table-cell office:value-type="float" office:value="0.62639999999999996" table:style-name="ce1">
            <text:p>0.62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89770000000000005" table:style-name="ce1">
            <text:p>0.8977</text:p>
          </table:table-cell>
          <table:table-cell office:value-type="float" office:value="0.64400000000000002" table:style-name="ce1">
            <text:p>0.6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8421000000000001" table:style-name="ce1">
            <text:p>1.8421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8309" table:style-name="ce1">
            <text:p>1.8309</text:p>
          </table:table-cell>
          <table:table-cell office:value-type="float" office:value="5.7000000000000002E-2" table:style-name="ce1">
            <text:p>0.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8423" table:style-name="ce1">
            <text:p>1.8423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6939" table:style-name="ce1">
            <text:p>1.6939</text:p>
          </table:table-cell>
          <table:table-cell office:value-type="float" office:value="0.11749999999999999" table:style-name="ce1">
            <text:p>0.11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7041999999999999" table:style-name="ce1">
            <text:p>1.7042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1275999999999999" table:style-name="ce1">
            <text:p>1.1276</text:p>
          </table:table-cell>
          <table:table-cell office:value-type="float" office:value="0.50039999999999996" table:style-name="ce1">
            <text:p>0.50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3532999999999999" table:style-name="ce1">
            <text:p>1.3533</text:p>
          </table:table-cell>
          <table:table-cell office:value-type="float" office:value="0.30859999999999999" table:style-name="ce1">
            <text:p>0.30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95130000000000003" table:style-name="ce1">
            <text:p>0.9513</text:p>
          </table:table-cell>
          <table:table-cell office:value-type="float" office:value="0.59530000000000005" table:style-name="ce1">
            <text:p>0.59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8589999999999998" table:style-name="ce1">
            <text:p>0.58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62290000000000001" table:style-name="ce1">
            <text:p>0.62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4265000000000001" table:style-name="ce1">
            <text:p>1.4265</text:p>
          </table:table-cell>
          <table:table-cell office:value-type="float" office:value="1.29E-2" table:style-name="ce1">
            <text:p>0.01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0.30080000000000001" table:style-name="ce1">
            <text:p>0.300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1426" table:style-name="ce1">
            <text:p>0.14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4208000000000001" table:style-name="ce1">
            <text:p>1.4208</text:p>
          </table:table-cell>
          <table:table-cell office:value-type="float" office:value="1.3599999999999999E-2" table:style-name="ce1">
            <text:p>0.01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50019999999999998" table:style-name="ce1">
            <text:p>0.5002</text:p>
          </table:table-cell>
          <table:table-cell office:value-type="float" office:value="0.53669999999999995" table:style-name="ce1">
            <text:p>0.53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48630000000000001" table:style-name="ce1">
            <text:p>0.4863</text:p>
          </table:table-cell>
          <table:table-cell office:value-type="float" office:value="0.55879999999999996" table:style-name="ce1">
            <text:p>0.558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5131" table:style-name="ce1">
            <text:p>0.5131</text:p>
          </table:table-cell>
          <table:table-cell office:value-type="float" office:value="0.52359999999999995" table:style-name="ce1">
            <text:p>0.52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59809999999999997" table:style-name="ce1">
            <text:p>0.59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4173" table:style-name="ce1">
            <text:p>1.4173</text:p>
          </table:table-cell>
          <table:table-cell office:value-type="float" office:value="1.43E-2" table:style-name="ce1">
            <text:p>0.014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464" table:style-name="ce1">
            <text:p>1.464</text:p>
          </table:table-cell>
          <table:table-cell office:value-type="float" office:value="9.1000000000000004E-3" table:style-name="ce1">
            <text:p>0.009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90969999999999995" table:style-name="ce1">
            <text:p>0.9097</text:p>
          </table:table-cell>
          <table:table-cell office:value-type="float" office:value="0.1153" table:style-name="ce1">
            <text:p>0.11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7.0400000000000004E-2" table:style-name="ce1">
            <text:p>0.07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4073" table:style-name="ce1">
            <text:p>0.4073</text:p>
          </table:table-cell>
          <table:table-cell office:value-type="float" office:value="0.4667" table:style-name="ce1">
            <text:p>0.46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28249999999999997" table:style-name="ce1">
            <text:p>0.28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0.64159999999999995" table:style-name="ce1">
            <text:p>0.64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46289999999999998" table:style-name="ce1">
            <text:p>0.46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24249999999999999" table:style-name="ce1">
            <text:p>0.2425</text:p>
          </table:table-cell>
          <table:table-cell office:value-type="float" office:value="0.73939999999999995" table:style-name="ce1">
            <text:p>0.739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56630000000000003" table:style-name="ce1">
            <text:p>0.5663</text:p>
          </table:table-cell>
          <table:table-cell office:value-type="float" office:value="0.2833" table:style-name="ce1">
            <text:p>0.28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92059999999999997" table:style-name="ce1">
            <text:p>0.9206</text:p>
          </table:table-cell>
          <table:table-cell office:value-type="float" office:value="0.11210000000000001" table:style-name="ce1">
            <text:p>0.11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23849999999999999" table:style-name="ce1">
            <text:p>0.2385</text:p>
          </table:table-cell>
          <table:table-cell office:value-type="float" office:value="0.76700000000000002" table:style-name="ce1">
            <text:p>0.7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26640000000000003" table:style-name="ce1">
            <text:p>0.2664</text:p>
          </table:table-cell>
          <table:table-cell office:value-type="float" office:value="0.67100000000000004" table:style-name="ce1">
            <text:p>0.6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0.75070000000000003" table:style-name="ce1">
            <text:p>0.75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0.67720000000000002" table:style-name="ce1">
            <text:p>0.677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2289999999999999" table:style-name="ce1">
            <text:p>0.2229</text:p>
          </table:table-cell>
          <table:table-cell office:value-type="float" office:value="0.80810000000000004" table:style-name="ce1">
            <text:p>0.80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1016" table:style-name="ce1">
            <text:p>0.1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51529999999999998" table:style-name="ce1">
            <text:p>0.5153</text:p>
          </table:table-cell>
          <table:table-cell office:value-type="float" office:value="0.30980000000000002" table:style-name="ce1">
            <text:p>0.30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0159" table:style-name="ce1">
            <text:p>1.0159</text:p>
          </table:table-cell>
          <table:table-cell office:value-type="float" office:value="8.0600000000000005E-2" table:style-name="ce1">
            <text:p>0.08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69610000000000005" table:style-name="ce1">
            <text:p>0.69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32619999999999999" table:style-name="ce1">
            <text:p>0.3262</text:p>
          </table:table-cell>
          <table:table-cell office:value-type="float" office:value="0.53920000000000001" table:style-name="ce1">
            <text:p>0.53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2462" table:style-name="ce1">
            <text:p>0.2462</text:p>
          </table:table-cell>
          <table:table-cell office:value-type="float" office:value="0.72019999999999995" table:style-name="ce1">
            <text:p>0.72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0.59860000000000002" table:style-name="ce1">
            <text:p>0.59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2969999999999999" table:style-name="ce1">
            <text:p>0.2297</text:p>
          </table:table-cell>
          <table:table-cell office:value-type="float" office:value="0.78549999999999998" table:style-name="ce1">
            <text:p>0.78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4990000000000001" table:style-name="ce1">
            <text:p>1.499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5012000000000001" table:style-name="ce1">
            <text:p>1.5012</text:p>
          </table:table-cell>
          <table:table-cell office:value-type="float" office:value="5.4000000000000003E-3" table:style-name="ce1">
            <text:p>0.00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5" table:style-name="ce1">
            <text:p>1.5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4984999999999999" table:style-name="ce1">
            <text:p>1.4985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3292999999999999" table:style-name="ce1">
            <text:p>1.3293</text:p>
          </table:table-cell>
          <table:table-cell office:value-type="float" office:value="2.58E-2" table:style-name="ce1">
            <text:p>0.02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3885000000000001" table:style-name="ce1">
            <text:p>1.3885</text:p>
          </table:table-cell>
          <table:table-cell office:value-type="float" office:value="1.83E-2" table:style-name="ce1">
            <text:p>0.01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46829999999999999" table:style-name="ce1">
            <text:p>0.4683</text:p>
          </table:table-cell>
          <table:table-cell office:value-type="float" office:value="0.36830000000000002" table:style-name="ce1">
            <text:p>0.36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2225" table:style-name="ce1">
            <text:p>0.22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59950000000000003" table:style-name="ce1">
            <text:p>0.59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3145" table:style-name="ce1">
            <text:p>0.3145</text:p>
          </table:table-cell>
          <table:table-cell office:value-type="float" office:value="0.55279999999999996" table:style-name="ce1">
            <text:p>0.55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0.65980000000000005" table:style-name="ce1">
            <text:p>0.65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4658" table:style-name="ce1">
            <text:p>1.4658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4673" table:style-name="ce1">
            <text:p>1.4673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2021" table:style-name="ce1">
            <text:p>0.20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2.93E-2" table:style-name="ce1">
            <text:p>0.02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39319999999999999" table:style-name="ce1">
            <text:p>0.3932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0320000000000003" table:style-name="ce1">
            <text:p>0.30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26050000000000001" table:style-name="ce1">
            <text:p>0.2605</text:p>
          </table:table-cell>
          <table:table-cell office:value-type="float" office:value="0.66439999999999999" table:style-name="ce1">
            <text:p>0.66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56410000000000005" table:style-name="ce1">
            <text:p>0.56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24360000000000001" table:style-name="ce1">
            <text:p>0.2436</text:p>
          </table:table-cell>
          <table:table-cell office:value-type="float" office:value="0.7167" table:style-name="ce1">
            <text:p>0.71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25340000000000001" table:style-name="ce1">
            <text:p>0.2534</text:p>
          </table:table-cell>
          <table:table-cell office:value-type="float" office:value="0.69199999999999995" table:style-name="ce1">
            <text:p>0.6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3810000000000001" table:style-name="ce1">
            <text:p>0.2381</text:p>
          </table:table-cell>
          <table:table-cell office:value-type="float" office:value="0.73209999999999997" table:style-name="ce1">
            <text:p>0.73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4753000000000001" table:style-name="ce1">
            <text:p>1.4753</text:p>
          </table:table-cell>
          <table:table-cell office:value-type="float" office:value="8.2000000000000007E-3" table:style-name="ce1">
            <text:p>0.00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4790000000000001" table:style-name="ce1">
            <text:p>1.479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605999999999999" table:style-name="ce1">
            <text:p>1.2606</text:p>
          </table:table-cell>
          <table:table-cell office:value-type="float" office:value="3.4200000000000001E-2" table:style-name="ce1">
            <text:p>0.03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4899" table:style-name="ce1">
            <text:p>1.4899</text:p>
          </table:table-cell>
          <table:table-cell office:value-type="float" office:value="6.7999999999999996E-3" table:style-name="ce1">
            <text:p>0.006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60850000000000004" table:style-name="ce1">
            <text:p>0.6085</text:p>
          </table:table-cell>
          <table:table-cell office:value-type="float" office:value="0.2321" table:style-name="ce1">
            <text:p>0.23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91139999999999999" table:style-name="ce1">
            <text:p>0.9114</text:p>
          </table:table-cell>
          <table:table-cell office:value-type="float" office:value="0.1062" table:style-name="ce1">
            <text:p>0.1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58320000000000005" table:style-name="ce1">
            <text:p>0.58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0.43369999999999997" table:style-name="ce1">
            <text:p>0.433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67059999999999997" table:style-name="ce1">
            <text:p>0.67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24729999999999999" table:style-name="ce1">
            <text:p>0.2473</text:p>
          </table:table-cell>
          <table:table-cell office:value-type="float" office:value="0.71020000000000005" table:style-name="ce1">
            <text:p>0.71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23430000000000001" table:style-name="ce1">
            <text:p>0.2343</text:p>
          </table:table-cell>
          <table:table-cell office:value-type="float" office:value="0.38469999999999999" table:style-name="ce1">
            <text:p>0.38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47599999999999998" table:style-name="ce1">
            <text:p>0.476</text:p>
          </table:table-cell>
          <table:table-cell office:value-type="float" office:value="0.154" table:style-name="ce1">
            <text:p>0.1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0.33860000000000001" table:style-name="ce1">
            <text:p>0.338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8639999999999999" table:style-name="ce1">
            <text:p>0.2864</text:p>
          </table:table-cell>
          <table:table-cell office:value-type="float" office:value="0.30780000000000002" table:style-name="ce1">
            <text:p>0.3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617" table:style-name="ce1">
            <text:p>0.46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2384999999999999" table:style-name="ce1">
            <text:p>1.2385</text:p>
          </table:table-cell>
          <table:table-cell office:value-type="float" office:value="1.4E-3" table:style-name="ce1">
            <text:p>0.001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65649999999999997" table:style-name="ce1">
            <text:p>0.6565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37430000000000002" table:style-name="ce1">
            <text:p>0.3743</text:p>
          </table:table-cell>
          <table:table-cell office:value-type="float" office:value="0.20019999999999999" table:style-name="ce1">
            <text:p>0.2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31219999999999998" table:style-name="ce1">
            <text:p>0.3122</text:p>
          </table:table-cell>
          <table:table-cell office:value-type="float" office:value="0.27710000000000001" table:style-name="ce1">
            <text:p>0.27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29249999999999998" table:style-name="ce1">
            <text:p>0.29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55300000000000005" table:style-name="ce1">
            <text:p>0.553</text:p>
          </table:table-cell>
          <table:table-cell office:value-type="float" office:value="0.108" table:style-name="ce1">
            <text:p>0.108</text:p>
          </table:table-cell>
          <table:table-cell table:number-columns-repeated="16379"/>
        </table:table-row>
        <table:table-row table:number-rows-repeated="1048079" table:style-name="ro1">
          <table:table-cell table:number-columns-repeated="16384"/>
        </table:table-row>
      </table:table>
      <table:table table:name="4-line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1" draw:id="id0" draw:style-name="a0" draw:name="Chart 1" svg:x="0.20833in" svg:y="0.17708in" svg:width="4.70833in" svg:height="2.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0.63590000000000002" table:style-name="ce1">
            <text:p>0.63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67569999999999997" table:style-name="ce1">
            <text:p>0.67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1.34" table:style-name="ce1">
            <text:p>1.34</text:p>
          </table:table-cell>
          <table:table-cell office:value-type="float" office:value="0.47020000000000001" table:style-name="ce1">
            <text:p>0.47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59809999999999997" table:style-name="ce1">
            <text:p>0.5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0.23430000000000001" table:style-name="ce1">
            <text:p>0.2343</text:p>
          </table:table-cell>
          <table:table-cell office:value-type="float" office:value="0.38469999999999999" table:style-name="ce1">
            <text:p>0.38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0.56189999999999996" table:style-name="ce1">
            <text:p>0.56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5179" table:style-name="ce1">
            <text:p>1.5179</text:p>
          </table:table-cell>
          <table:table-cell office:value-type="float" office:value="0.3498" table:style-name="ce1">
            <text:p>0.34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0.5131" table:style-name="ce1">
            <text:p>0.5131</text:p>
          </table:table-cell>
          <table:table-cell office:value-type="float" office:value="0.52359999999999995" table:style-name="ce1">
            <text:p>0.52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0.60440000000000005" table:style-name="ce1">
            <text:p>0.60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16259999999999999" table:style-name="ce1">
            <text:p>0.1626</text:p>
          </table:table-cell>
          <table:table-cell office:value-type="float" office:value="0.62549999999999994" table:style-name="ce1">
            <text:p>0.62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4065000000000001" table:style-name="ce1">
            <text:p>1.4065</text:p>
          </table:table-cell>
          <table:table-cell office:value-type="float" office:value="0.41889999999999999" table:style-name="ce1">
            <text:p>0.41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0.48630000000000001" table:style-name="ce1">
            <text:p>0.4863</text:p>
          </table:table-cell>
          <table:table-cell office:value-type="float" office:value="0.55879999999999996" table:style-name="ce1">
            <text:p>0.55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1" draw:style-name="a1" draw:name="Chart 2" svg:x="0.4375in" svg:y="0.20833in" svg:width="4.70833in" svg:height="2.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6.4899999999999999E-2" table:style-name="ce1">
            <text:p>0.0649</text:p>
          </table:table-cell>
          <table:table-cell office:value-type="float" office:value="0.6512" table:style-name="ce1">
            <text:p>0.6512</text:p>
          </table:table-cell>
          <table:table-cell office:value-type="float" office:value="-5.3935860058308971E-2" table:formula="of:=([.D20]-[.D2])/[.D2]" table:style-name="ce2">
            <text:p>-0.053935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1258" table:style-name="ce1">
            <text:p>0.1258</text:p>
          </table:table-cell>
          <table:table-cell office:value-type="float" office:value="0.69020000000000004" table:style-name="ce1">
            <text:p>0.6902</text:p>
          </table:table-cell>
          <table:table-cell office:value-type="float" office:value="-0.16356382978723411" table:formula="of:=([.D21]-[.D3])/[.D3]" table:style-name="ce2">
            <text:p>-0.163563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86639999999999995" table:style-name="ce1">
            <text:p>0.8664</text:p>
          </table:table-cell>
          <table:table-cell office:value-type="float" office:value="0.66669999999999996" table:style-name="ce1">
            <text:p>0.6667</text:p>
          </table:table-cell>
          <table:table-cell office:value-type="float" office:value="-0.35343283582089557" table:formula="of:=([.D22]-[.D4])/[.D4]" table:style-name="ce2">
            <text:p>-0.3534328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2289999999999999" table:style-name="ce1">
            <text:p>0.2229</text:p>
          </table:table-cell>
          <table:table-cell office:value-type="float" office:value="0.80810000000000004" table:style-name="ce1">
            <text:p>0.8081</text:p>
          </table:table-cell>
          <table:table-cell office:value-type="float" office:value="-0.50762094102054345" table:formula="of:=([.D23]-[.D5])/[.D5]" table:style-name="ce2">
            <text:p>-0.5076209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617" table:style-name="ce1">
            <text:p>0.4617</text:p>
          </table:table-cell>
          <table:table-cell office:value-type="float" office:value="-0.11609048228766539" table:formula="of:=([.D24]-[.D6])/[.D6]" table:style-name="ce2">
            <text:p>-0.1160904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0.59619999999999995" table:style-name="ce1">
            <text:p>0.5962</text:p>
          </table:table-cell>
          <table:table-cell office:value-type="float" office:value="-8.0834419817470804E-2" table:formula="of:=([.D25]-[.D7])/[.D7]" table:style-name="ce2">
            <text:p>-0.080834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1323" table:style-name="ce1">
            <text:p>0.1323</text:p>
          </table:table-cell>
          <table:table-cell office:value-type="float" office:value="0.65590000000000004" table:style-name="ce1">
            <text:p>0.6559</text:p>
          </table:table-cell>
          <table:table-cell office:value-type="float" office:value="-0.24829545454545449" table:formula="of:=([.D26]-[.D8])/[.D8]" table:style-name="ce2">
            <text:p>-0.2482954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87670000000000003" table:style-name="ce1">
            <text:p>0.8767</text:p>
          </table:table-cell>
          <table:table-cell office:value-type="float" office:value="0.65300000000000002" table:style-name="ce1">
            <text:p>0.653</text:p>
          </table:table-cell>
          <table:table-cell office:value-type="float" office:value="-0.4224257197443837" table:formula="of:=([.D27]-[.D9])/[.D9]" table:style-name="ce2">
            <text:p>-0.422425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0.75070000000000003" table:style-name="ce1">
            <text:p>0.7507</text:p>
          </table:table-cell>
          <table:table-cell office:value-type="float" office:value="-0.54238939777821082" table:formula="of:=([.D28]-[.D10])/[.D10]" table:style-name="ce2">
            <text:p>-0.5423893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16_p_9_12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0.33860000000000001" table:style-name="ce1">
            <text:p>0.3386</text:p>
          </table:table-cell>
          <table:table-cell office:value-type="float" office:value="-0.78908801274392681" table:formula="of:=([.D29]-[.D11])/[.D11]" table:style-name="ce2">
            <text:p>-0.7890880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0.49630000000000002" table:style-name="ce1">
            <text:p>0.4963</text:p>
          </table:table-cell>
          <table:table-cell office:value-type="float" office:value="0.16295264623955433" table:formula="of:=([.D30]-[.D12])/[.D12]" table:style-name="ce2">
            <text:p>0.1629526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0.61070000000000002" table:style-name="ce1">
            <text:p>0.6107</text:p>
          </table:table-cell>
          <table:table-cell office:value-type="float" office:value="-0.12669126691266919" table:formula="of:=([.D31]-[.D13])/[.D13]" table:style-name="ce2">
            <text:p>-0.1266912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63280000000000003" table:style-name="ce1">
            <text:p>0.6328</text:p>
          </table:table-cell>
          <table:table-cell office:value-type="float" office:value="-0.36331318876644159" table:formula="of:=([.D32]-[.D14])/[.D14]" table:style-name="ce2">
            <text:p>-0.3633131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5509999999999999" table:style-name="ce1">
            <text:p>0.2551</text:p>
          </table:table-cell>
          <table:table-cell office:value-type="float" office:value="0.67720000000000002" table:style-name="ce1">
            <text:p>0.6772</text:p>
          </table:table-cell>
          <table:table-cell office:value-type="float" office:value="-0.47542669134279253" table:formula="of:=([.D33]-[.D15])/[.D15]" table:style-name="ce2">
            <text:p>-0.4754266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4_64_32_p_17_24</text:p>
          </table:table-cell>
          <table:table-cell office:value-type="float" office:value="0.28639999999999999" table:style-name="ce1">
            <text:p>0.2864</text:p>
          </table:table-cell>
          <table:table-cell office:value-type="float" office:value="0.30780000000000002" table:style-name="ce1">
            <text:p>0.3078</text:p>
          </table:table-cell>
          <table:table-cell office:value-type="float" office:value="-0.77181101107481476" table:formula="of:=([.D34]-[.D16])/[.D16]" table:style-name="ce2">
            <text:p>-0.771811011</text:p>
          </table:table-cell>
          <table:table-cell table:number-columns-repeated="2"/>
          <table:table-cell table:style-name="ce1">
            <draw:frame draw:z-index="3" draw:id="id2" draw:style-name="a2" draw:name="Chart 3" svg:x="0.03125in" svg:y="0.125in" svg:width="4.70833in" svg:height="2.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" table:style-name="ro1">
          <table:table-cell table:number-columns-repeated="5"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6.4100000000000004E-2" table:style-name="ce1">
            <text:p>0.0641</text:p>
          </table:table-cell>
          <table:table-cell office:value-type="float" office:value="0.6643" table:style-name="ce1">
            <text:p>0.6643</text:p>
          </table:table-cell>
          <table:table-cell office:value-type="float" office:value="-6.559766763848382E-2" table:formula="of:=([.D38]-[.D2])/[.D2]" table:style-name="ce2">
            <text:p>-0.0655976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13039999999999999" table:style-name="ce1">
            <text:p>0.1304</text:p>
          </table:table-cell>
          <table:table-cell office:value-type="float" office:value="0.69279999999999997" table:style-name="ce1">
            <text:p>0.6928</text:p>
          </table:table-cell>
          <table:table-cell office:value-type="float" office:value="-0.13297872340425543" table:formula="of:=([.D39]-[.D3])/[.D3]" table:style-name="ce2">
            <text:p>-0.1329787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89770000000000005" table:style-name="ce1">
            <text:p>0.8977</text:p>
          </table:table-cell>
          <table:table-cell office:value-type="float" office:value="0.64400000000000002" table:style-name="ce1">
            <text:p>0.644</text:p>
          </table:table-cell>
          <table:table-cell office:value-type="float" office:value="-0.33007462686567163" table:formula="of:=([.D40]-[.D4])/[.D4]" table:style-name="ce2">
            <text:p>-0.3300746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3810000000000001" table:style-name="ce1">
            <text:p>0.2381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-0.47404462116191737" table:formula="of:=([.D41]-[.D5])/[.D5]" table:style-name="ce2">
            <text:p>-0.4740446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8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29249999999999998" table:style-name="ce1">
            <text:p>0.2925</text:p>
          </table:table-cell>
          <table:table-cell office:value-type="float" office:value="0.25138711054204016" table:formula="of:=([.D42]-[.D6])/[.D6]" table:style-name="ce2">
            <text:p>0.2513871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6.7199999999999996E-2" table:style-name="ce1">
            <text:p>0.0672</text:p>
          </table:table-cell>
          <table:table-cell office:value-type="float" office:value="0.63" table:style-name="ce1">
            <text:p>0.63</text:p>
          </table:table-cell>
          <table:table-cell office:value-type="float" office:value="-0.12385919165580193" table:formula="of:=([.D43]-[.D7])/[.D7]" table:style-name="ce2">
            <text:p>-0.1238591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154" table:style-name="ce1">
            <text:p>0.154</text:p>
          </table:table-cell>
          <table:table-cell office:value-type="float" office:value="0.65380000000000005" table:style-name="ce1">
            <text:p>0.6538</text:p>
          </table:table-cell>
          <table:table-cell office:value-type="float" office:value="-0.12499999999999996" table:formula="of:=([.D44]-[.D8])/[.D8]" table:style-name="ce2">
            <text:p>-0.1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91349999999999998" table:style-name="ce1">
            <text:p>0.9135</text:p>
          </table:table-cell>
          <table:table-cell office:value-type="float" office:value="0.62929999999999997" table:style-name="ce1">
            <text:p>0.6293</text:p>
          </table:table-cell>
          <table:table-cell office:value-type="float" office:value="-0.39818169839910406" table:formula="of:=([.D45]-[.D9])/[.D9]" table:style-name="ce2">
            <text:p>-0.3981816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24360000000000001" table:style-name="ce1">
            <text:p>0.2436</text:p>
          </table:table-cell>
          <table:table-cell office:value-type="float" office:value="0.7167" table:style-name="ce1">
            <text:p>0.7167</text:p>
          </table:table-cell>
          <table:table-cell office:value-type="float" office:value="-0.5252387448840381" table:formula="of:=([.D46]-[.D10])/[.D10]" table:style-name="ce2">
            <text:p>-0.5252387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16</text:p>
          </table:table-cell>
          <table:table-cell office:value-type="float" office:value="0.37430000000000002" table:style-name="ce1">
            <text:p>0.3743</text:p>
          </table:table-cell>
          <table:table-cell office:value-type="float" office:value="0.20019999999999999" table:style-name="ce1">
            <text:p>0.2002</text:p>
          </table:table-cell>
          <table:table-cell office:value-type="float" office:value="-0.70187176423735553" table:formula="of:=([.D47]-[.D11])/[.D11]" table:style-name="ce2">
            <text:p>-0.70187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0.58230000000000004" table:style-name="ce1">
            <text:p>0.5823</text:p>
          </table:table-cell>
          <table:table-cell office:value-type="float" office:value="8.3565459610028311E-3" table:formula="of:=([.D48]-[.D12])/[.D12]" table:style-name="ce2">
            <text:p>0.0083565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1401" table:style-name="ce1">
            <text:p>0.1401</text:p>
          </table:table-cell>
          <table:table-cell office:value-type="float" office:value="0.62609999999999999" table:style-name="ce1">
            <text:p>0.6261</text:p>
          </table:table-cell>
          <table:table-cell office:value-type="float" office:value="-0.1383763837638376" table:formula="of:=([.D49]-[.D13])/[.D13]" table:style-name="ce2">
            <text:p>-0.1383763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91279999999999994" table:style-name="ce1">
            <text:p>0.9128</text:p>
          </table:table-cell>
          <table:table-cell office:value-type="float" office:value="0.62639999999999996" table:style-name="ce1">
            <text:p>0.6264</text:p>
          </table:table-cell>
          <table:table-cell office:value-type="float" office:value="-0.35101315321720589" table:formula="of:=([.D50]-[.D14])/[.D14]" table:style-name="ce2">
            <text:p>-0.3510131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25340000000000001" table:style-name="ce1">
            <text:p>0.2534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-0.4789224758379601" table:formula="of:=([.D51]-[.D15])/[.D15]" table:style-name="ce2">
            <text:p>-0.4789224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4_64_32</text:p>
          </table:table-cell>
          <table:table-cell office:value-type="float" office:value="0.31219999999999998" table:style-name="ce1">
            <text:p>0.3122</text:p>
          </table:table-cell>
          <table:table-cell office:value-type="float" office:value="0.27710000000000001" table:style-name="ce1">
            <text:p>0.2771</text:p>
          </table:table-cell>
          <table:table-cell office:value-type="float" office:value="-0.75125488008923591" table:formula="of:=([.D52]-[.D16])/[.D16]" table:style-name="ce2">
            <text:p>-0.75125488</text:p>
          </table:table-cell>
          <table:table-cell table:number-columns-repeated="16378"/>
        </table:table-row>
        <table:table-row table:number-rows-repeated="1048524" table:style-name="ro1">
          <table:table-cell table:number-columns-repeated="16384"/>
        </table:table-row>
      </table:table>
      <table:table table:name="8-lines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/>
          <table:table-cell table:style-name="ce1">
            <draw:frame draw:z-index="1" draw:id="id3" draw:style-name="a3" draw:name="Chart 1" svg:x="0.48958in" svg:y="0.0104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style-name="ce1"/>
          <table:table-cell table:style-name="ce1">
            <draw:frame draw:z-index="2" draw:id="id4" draw:style-name="a4" draw:name="Chart 2" svg:x="0.30208in" svg:y="0.18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6.9900000000000004E-2" table:style-name="ce1">
            <text:p>0.0699</text:p>
          </table:table-cell>
          <table:table-cell office:value-type="float" office:value="0.60670000000000002" table:style-name="ce1">
            <text:p>0.6067</text:p>
          </table:table-cell>
          <table:table-cell office:value-type="float" office:value="-2.1008403361344553E-2" table:formula="of:=([.D20]-[.D2])/[.D2]" table:style-name="ce3">
            <text:p>-0.0210084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13719999999999999" table:style-name="ce1">
            <text:p>0.1372</text:p>
          </table:table-cell>
          <table:table-cell office:value-type="float" office:value="0.64659999999999995" table:style-name="ce1">
            <text:p>0.6466</text:p>
          </table:table-cell>
          <table:table-cell office:value-type="float" office:value="-0.15517241379310345" table:formula="of:=([.D21]-[.D3])/[.D3]" table:style-name="ce3">
            <text:p>-0.1551724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65310000000000001" table:style-name="ce1">
            <text:p>0.6531</text:p>
          </table:table-cell>
          <table:table-cell office:value-type="float" office:value="-0.3650107991360691" table:formula="of:=([.D22]-[.D4])/[.D4]" table:style-name="ce3">
            <text:p>-0.3650107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2969999999999999" table:style-name="ce1">
            <text:p>0.2297</text:p>
          </table:table-cell>
          <table:table-cell office:value-type="float" office:value="0.78549999999999998" table:style-name="ce1">
            <text:p>0.7855</text:p>
          </table:table-cell>
          <table:table-cell office:value-type="float" office:value="-0.52492244053774573" table:formula="of:=([.D23]-[.D5])/[.D5]" table:style-name="ce3">
            <text:p>-0.5249224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8_p_5_6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9249999999999998" table:style-name="ce1">
            <text:p>0.2925</text:p>
          </table:table-cell>
          <table:table-cell office:value-type="float" office:value="-0.7713329615170107" table:formula="of:=([.D24]-[.D6])/[.D6]" table:style-name="ce3">
            <text:p>-0.7713329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7.0588235294117674E-2" table:formula="of:=([.D25]-[.D7])/[.D7]" table:style-name="ce3">
            <text:p>0.0705882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14879999999999999" table:style-name="ce1">
            <text:p>0.1488</text:p>
          </table:table-cell>
          <table:table-cell office:value-type="float" office:value="0.59560000000000002" table:style-name="ce1">
            <text:p>0.5956</text:p>
          </table:table-cell>
          <table:table-cell office:value-type="float" office:value="-0.15550510783200913" table:formula="of:=([.D26]-[.D8])/[.D8]" table:style-name="ce3">
            <text:p>-0.1555051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9052" table:style-name="ce1">
            <text:p>0.9052</text:p>
          </table:table-cell>
          <table:table-cell office:value-type="float" office:value="0.62570000000000003" table:style-name="ce1">
            <text:p>0.6257</text:p>
          </table:table-cell>
          <table:table-cell office:value-type="float" office:value="-0.36968177703502536" table:formula="of:=([.D27]-[.D9])/[.D9]" table:style-name="ce3">
            <text:p>-0.3696817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2462" table:style-name="ce1">
            <text:p>0.2462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-0.51810530436484636" table:formula="of:=([.D28]-[.D10])/[.D10]" table:style-name="ce3">
            <text:p>-0.5181053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16_p_9_12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-0.72622271785884973" table:formula="of:=([.D29]-[.D11])/[.D11]" table:style-name="ce3">
            <text:p>-0.7262227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34760000000000002" table:style-name="ce1">
            <text:p>0.3476</text:p>
          </table:table-cell>
          <table:table-cell office:value-type="float" office:value="0.27442371020856193" table:formula="of:=([.D30]-[.D12])/[.D12]" table:style-name="ce3">
            <text:p>0.274423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181" table:style-name="ce1">
            <text:p>0.5181</text:p>
          </table:table-cell>
          <table:table-cell office:value-type="float" office:value="-0.19764705882352934" table:formula="of:=([.D31]-[.D13])/[.D13]" table:style-name="ce3">
            <text:p>-0.1976470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57579999999999998" table:style-name="ce1">
            <text:p>0.5758</text:p>
          </table:table-cell>
          <table:table-cell office:value-type="float" office:value="-0.38533290447089097" table:formula="of:=([.D32]-[.D14])/[.D14]" table:style-name="ce3">
            <text:p>-0.3853329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0.59860000000000002" table:style-name="ce1">
            <text:p>0.5986</text:p>
          </table:table-cell>
          <table:table-cell office:value-type="float" office:value="-0.47566574839302117" table:formula="of:=([.D33]-[.D15])/[.D15]" table:style-name="ce3">
            <text:p>-0.4756657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8_64_32_p_17_24</text:p>
          </table:table-cell>
          <table:table-cell office:value-type="float" office:value="0.34370000000000001" table:style-name="ce1">
            <text:p>0.3437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-0.72628812614477978" table:formula="of:=([.D34]-[.D16])/[.D16]" table:style-name="ce3">
            <text:p>-0.726288126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style-name="ce1"/>
          <table:table-cell table:style-name="ce1">
            <draw:frame draw:z-index="3" draw:id="id5" draw:style-name="a5" draw:name="Chart 3" svg:x="0.26042in" svg:y="0.09375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6.8199999999999997E-2" table:style-name="ce1">
            <text:p>0.0682</text:p>
          </table:table-cell>
          <table:table-cell office:value-type="float" office:value="0.62939999999999996" table:style-name="ce1">
            <text:p>0.6294</text:p>
          </table:table-cell>
          <table:table-cell office:value-type="float" office:value="-4.4817927170868459E-2" table:formula="of:=([.D38]-[.D2])/[.D2]" table:style-name="ce4">
            <text:p>-0.0448179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14269999999999999" table:style-name="ce1">
            <text:p>0.1427</text:p>
          </table:table-cell>
          <table:table-cell office:value-type="float" office:value="0.64859999999999995" table:style-name="ce1">
            <text:p>0.6486</text:p>
          </table:table-cell>
          <table:table-cell office:value-type="float" office:value="-0.1213054187192118" table:formula="of:=([.D39]-[.D3])/[.D3]" table:style-name="ce4">
            <text:p>-0.1213054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62290000000000001" table:style-name="ce1">
            <text:p>0.6229</text:p>
          </table:table-cell>
          <table:table-cell office:value-type="float" office:value="-0.3339092872570194" table:formula="of:=([.D40]-[.D4])/[.D4]" table:style-name="ce4">
            <text:p>-0.3339092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29959999999999998" table:style-name="ce1">
            <text:p>0.2996</text:p>
          </table:table-cell>
          <table:table-cell office:value-type="float" office:value="0.71020000000000005" table:style-name="ce1">
            <text:p>0.7102</text:p>
          </table:table-cell>
          <table:table-cell office:value-type="float" office:value="-0.38035160289555331" table:formula="of:=([.D41]-[.D5])/[.D5]" table:style-name="ce4">
            <text:p>-0.3803516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8</text:p>
          </table:table-cell>
          <table:table-cell office:value-type="float" office:value="0.96289999999999998" table:style-name="ce1">
            <text:p>0.9629</text:p>
          </table:table-cell>
          <table:table-cell office:value-type="float" office:value="0.108" table:style-name="ce1">
            <text:p>0.108</text:p>
          </table:table-cell>
          <table:table-cell office:value-type="float" office:value="-0.23281013465062553" table:formula="of:=([.D42]-[.D6])/[.D6]" table:style-name="ce4">
            <text:p>-0.2328101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7.6200000000000004E-2" table:style-name="ce1">
            <text:p>0.0762</text:p>
          </table:table-cell>
          <table:table-cell office:value-type="float" office:value="0.56079999999999997" table:style-name="ce1">
            <text:p>0.5608</text:p>
          </table:table-cell>
          <table:table-cell office:value-type="float" office:value="-3.9215686274509118E-3" table:formula="of:=([.D43]-[.D7])/[.D7]" table:style-name="ce4">
            <text:p>-0.0039215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15529999999999999" table:style-name="ce1">
            <text:p>0.1553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-0.11861520998864927" table:formula="of:=([.D44]-[.D8])/[.D8]" table:style-name="ce4">
            <text:p>-0.118615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95130000000000003" table:style-name="ce1">
            <text:p>0.9513</text:p>
          </table:table-cell>
          <table:table-cell office:value-type="float" office:value="0.59530000000000005" table:style-name="ce1">
            <text:p>0.5953</text:p>
          </table:table-cell>
          <table:table-cell office:value-type="float" office:value="-0.33758094840192182" table:formula="of:=([.D45]-[.D9])/[.D9]" table:style-name="ce4">
            <text:p>-0.3375809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26169999999999999" table:style-name="ce1">
            <text:p>0.2617</text:p>
          </table:table-cell>
          <table:table-cell office:value-type="float" office:value="0.67059999999999997" table:style-name="ce1">
            <text:p>0.6706</text:p>
          </table:table-cell>
          <table:table-cell office:value-type="float" office:value="-0.48776668623996872" table:formula="of:=([.D46]-[.D10])/[.D10]" table:style-name="ce4">
            <text:p>-0.4877666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16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13869999999999999" table:style-name="ce1">
            <text:p>0.1387</text:p>
          </table:table-cell>
          <table:table-cell office:value-type="float" office:value="-0.61000477935319419" table:formula="of:=([.D47]-[.D11])/[.D11]" table:style-name="ce4">
            <text:p>-0.6100047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0.44800000000000001" table:style-name="ce1">
            <text:p>0.448</text:p>
          </table:table-cell>
          <table:table-cell office:value-type="float" office:value="1.9758507135016423E-2" table:formula="of:=([.D48]-[.D12])/[.D12]" table:style-name="ce4">
            <text:p>0.0197585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51770000000000005" table:style-name="ce1">
            <text:p>0.5177</text:p>
          </table:table-cell>
          <table:table-cell office:value-type="float" office:value="-0.19152941176470581" table:formula="of:=([.D49]-[.D13])/[.D13]" table:style-name="ce4">
            <text:p>-0.1915294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8589999999999998" table:style-name="ce1">
            <text:p>0.5859</text:p>
          </table:table-cell>
          <table:table-cell office:value-type="float" office:value="-0.38398198777742037" table:formula="of:=([.D50]-[.D14])/[.D14]" table:style-name="ce4">
            <text:p>-0.3839819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64900000000000002" table:style-name="ce1">
            <text:p>0.649</text:p>
          </table:table-cell>
          <table:table-cell office:value-type="float" office:value="-0.50339761248852166" table:formula="of:=([.D51]-[.D15])/[.D15]" table:style-name="ce4">
            <text:p>-0.5033976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8_64_32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6.1800000000000001E-2" table:style-name="ce1">
            <text:p>0.0618</text:p>
          </table:table-cell>
          <table:table-cell office:value-type="float" office:value="-0.42072150991478857" table:formula="of:=([.D52]-[.D16])/[.D16]" table:style-name="ce4">
            <text:p>-0.42072151</text:p>
          </table:table-cell>
          <table:table-cell table:number-columns-repeated="16378"/>
        </table:table-row>
        <table:table-row table:number-rows-repeated="1048524" table:style-name="ro1">
          <table:table-cell table:number-columns-repeated="16384"/>
        </table:table-row>
      </table:table>
      <table:table table:name="16_Lines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/>
          <table:table-cell table:style-name="ce1">
            <draw:frame draw:z-index="1" draw:id="id6" draw:style-name="a6" draw:name="Chart 1" svg:x="0.35417in" svg:y="0.07812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7" draw:style-name="a7" draw:name="Chart 2" svg:x="0.26042in" svg:y="0.10417in" svg:width="5.86458in" svg:height="3.6770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0.53249999999999997" table:style-name="ce1">
            <text:p>0.53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153" table:style-name="ce1">
            <text:p>0.153</text:p>
          </table:table-cell>
          <table:table-cell office:value-type="float" office:value="0.58819999999999995" table:style-name="ce1">
            <text:p>0.58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9052" table:style-name="ce1">
            <text:p>0.9052</text:p>
          </table:table-cell>
          <table:table-cell office:value-type="float" office:value="0.62580000000000002" table:style-name="ce1">
            <text:p>0.62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24249999999999999" table:style-name="ce1">
            <text:p>0.2425</text:p>
          </table:table-cell>
          <table:table-cell office:value-type="float" office:value="0.73939999999999995" table:style-name="ce1">
            <text:p>0.73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8_p_5_6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116" table:style-name="ce1">
            <text:p>0.1116</text:p>
          </table:table-cell>
          <table:table-cell office:value-type="float" office:value="0.36520000000000002" table:style-name="ce1">
            <text:p>0.36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17469999999999999" table:style-name="ce1">
            <text:p>0.1747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56169999999999998" table:style-name="ce1">
            <text:p>0.56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27429999999999999" table:style-name="ce1">
            <text:p>0.2743</text:p>
          </table:table-cell>
          <table:table-cell office:value-type="float" office:value="0.64159999999999995" table:style-name="ce1">
            <text:p>0.64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16_p_9_12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1862" table:style-name="ce1">
            <text:p>0.1862</text:p>
          </table:table-cell>
          <table:table-cell office:value-type="float" office:value="0.20100000000000001" table:style-name="ce1">
            <text:p>0.2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2104" table:style-name="ce1">
            <text:p>0.2104</text:p>
          </table:table-cell>
          <table:table-cell office:value-type="float" office:value="0.41360000000000002" table:style-name="ce1">
            <text:p>0.4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1.0712999999999999" table:style-name="ce1">
            <text:p>1.0713</text:p>
          </table:table-cell>
          <table:table-cell office:value-type="float" office:value="0.47289999999999999" table:style-name="ce1">
            <text:p>0.47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46289999999999998" table:style-name="ce1">
            <text:p>0.46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6_64_32_p_17_24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3" draw:id="id8" draw:style-name="a8" draw:name="Chart 3" svg:x="0.46875in" svg:y="0.08333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0.56830000000000003" table:style-name="ce1">
            <text:p>0.56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1547" table:style-name="ce1">
            <text:p>0.1547</text:p>
          </table:table-cell>
          <table:table-cell office:value-type="float" office:value="0.58279999999999998" table:style-name="ce1">
            <text:p>0.58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58979999999999999" table:style-name="ce1">
            <text:p>0.58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0.26450000000000001" table:style-name="ce1">
            <text:p>0.2645</text:p>
          </table:table-cell>
          <table:table-cell office:value-type="float" office:value="0.65980000000000005" table:style-name="ce1">
            <text:p>0.65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8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04" table:style-name="ce1">
            <text:p>0.104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1802" table:style-name="ce1">
            <text:p>0.1802</text:p>
          </table:table-cell>
          <table:table-cell office:value-type="float" office:value="0.50249999999999995" table:style-name="ce1">
            <text:p>0.50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0286999999999999" table:style-name="ce1">
            <text:p>1.0287</text:p>
          </table:table-cell>
          <table:table-cell office:value-type="float" office:value="0.52329999999999999" table:style-name="ce1">
            <text:p>0.52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0.29120000000000001" table:style-name="ce1">
            <text:p>0.2912</text:p>
          </table:table-cell>
          <table:table-cell office:value-type="float" office:value="0.59950000000000003" table:style-name="ce1">
            <text:p>0.59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16</text:p>
          </table:table-cell>
          <table:table-cell office:value-type="float" office:value="1.2384999999999999" table:style-name="ce1">
            <text:p>1.2385</text:p>
          </table:table-cell>
          <table:table-cell office:value-type="float" office:value="1.4E-3" table:style-name="ce1">
            <text:p>0.00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696" table:style-name="ce1">
            <text:p>0.169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1971" table:style-name="ce1">
            <text:p>0.1971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51819999999999999" table:style-name="ce1">
            <text:p>0.51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0.3145" table:style-name="ce1">
            <text:p>0.3145</text:p>
          </table:table-cell>
          <table:table-cell office:value-type="float" office:value="0.55279999999999996" table:style-name="ce1">
            <text:p>0.55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6_64_32</text:p>
          </table:table-cell>
          <table:table-cell office:value-type="float" office:value="1.2552000000000001" table:style-name="ce1">
            <text:p>1.2552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number-rows-repeated="1048524" table:style-name="ro1">
          <table:table-cell table:number-columns-repeated="16384"/>
        </table:table-row>
      </table:table>
      <table:table table:name="32_lines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style-name="ce1">
            <draw:frame draw:z-index="3" draw:id="id11" draw:style-name="a11" draw:name="Chart 3" svg:x="0.44792in" svg:y="0.16667in" svg:width="4.70833in" svg:height="3.192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1" draw:id="id9" draw:style-name="a9" draw:name="Chart 1" svg:x="0.47917in" svg:y="0.13021in" svg:width="4.70833in" svg:height="3.1927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0.39269999999999999" table:style-name="ce1">
            <text:p>0.39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754" table:style-name="ce1">
            <text:p>0.1754</text:p>
          </table:table-cell>
          <table:table-cell office:value-type="float" office:value="0.51329999999999998" table:style-name="ce1">
            <text:p>0.51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1.0866" table:style-name="ce1">
            <text:p>1.0866</text:p>
          </table:table-cell>
          <table:table-cell office:value-type="float" office:value="0.53290000000000004" table:style-name="ce1">
            <text:p>0.53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26640000000000003" table:style-name="ce1">
            <text:p>0.2664</text:p>
          </table:table-cell>
          <table:table-cell office:value-type="float" office:value="0.67100000000000004" table:style-name="ce1">
            <text:p>0.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2051" table:style-name="ce1">
            <text:p>0.20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41980000000000001" table:style-name="ce1">
            <text:p>0.41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1.3113999999999999" table:style-name="ce1">
            <text:p>1.3114</text:p>
          </table:table-cell>
          <table:table-cell office:value-type="float" office:value="0.3281" table:style-name="ce1">
            <text:p>0.3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35389999999999999" table:style-name="ce1">
            <text:p>0.3539</text:p>
          </table:table-cell>
          <table:table-cell office:value-type="float" office:value="8.3400000000000002E-2" table:style-name="ce1">
            <text:p>0.08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9649999999999999" table:style-name="ce1">
            <text:p>0.29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21" table:style-name="ce1">
            <text:p>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10" draw:style-name="a10" draw:name="Chart 2" svg:x="0.45833in" svg:y="0.11979in" svg:width="4.79167in" svg:height="3.15104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42320000000000002" table:style-name="ce1">
            <text:p>0.4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1270000000000004" table:style-name="ce1">
            <text:p>0.51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1.1145" table:style-name="ce1">
            <text:p>1.1145</text:p>
          </table:table-cell>
          <table:table-cell office:value-type="float" office:value="0.50919999999999999" table:style-name="ce1">
            <text:p>0.50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56410000000000005" table:style-name="ce1">
            <text:p>0.56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186" table:style-name="ce1">
            <text:p>0.18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0.43380000000000002" table:style-name="ce1">
            <text:p>0.4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36" table:style-name="ce1">
            <text:p>1.36</text:p>
          </table:table-cell>
          <table:table-cell office:value-type="float" office:value="0.30049999999999999" table:style-name="ce1">
            <text:p>0.30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39319999999999999" table:style-name="ce1">
            <text:p>0.3932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361" table:style-name="ce1">
            <text:p>0.2361</text:p>
          </table:table-cell>
          <table:table-cell office:value-type="float" office:value="0.36609999999999998" table:style-name="ce1">
            <text:p>0.36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5033000000000001" table:style-name="ce1">
            <text:p>1.5033</text:p>
          </table:table-cell>
          <table:table-cell office:value-type="float" office:value="0.2102" table:style-name="ce1">
            <text:p>0.2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0320000000000003" table:style-name="ce1">
            <text:p>0.30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</table:table>
      <table:table table:name="Gcc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1" draw:id="id12" draw:style-name="a12" draw:name="Chart 1" svg:x="0.25in" svg:y="0.03646in" svg:width="3.6875in" svg:height="2.44271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5" draw:id="id16" draw:style-name="a16" draw:name="Chart 6" svg:x="0.1875in" svg:y="0.01042in" svg:width="3.6875in" svg:height="2.44271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29139999999999999" table:style-name="ce1">
            <text:p>0.2914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1295" table:style-name="ce1">
            <text:p>0.1295</text:p>
          </table:table-cell>
          <table:table-cell office:value-type="float" office:value="0.31209999999999999" table:style-name="ce1">
            <text:p>0.3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47449999999999998" table:style-name="ce1">
            <text:p>0.47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7.5899999999999995E-2" table:style-name="ce1">
            <text:p>0.0759</text:p>
          </table:table-cell>
          <table:table-cell office:value-type="float" office:value="0.56869999999999998" table:style-name="ce1">
            <text:p>0.56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9.7999999999999997E-3" table:style-name="ce1">
            <text:p>0.00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58189999999999997" table:style-name="ce1">
            <text:p>0.5819</text:p>
          </table:table-cell>
          <table:table-cell office:value-type="float" office:value="2.8799999999999999E-2" table:style-name="ce1">
            <text:p>0.02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/>
          <table:table-cell table:style-name="ce1">
            <draw:frame draw:z-index="2" draw:id="id13" draw:style-name="a13" draw:name="Chart 3" svg:x="0.27083in" svg:y="0.10417in" svg:width="3.46875in" svg:height="2.9166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6" draw:id="id17" draw:style-name="a17" draw:name="Chart 7" svg:x="0.19792in" svg:y="0.10417in" svg:width="3.46875in" svg:height="2.91667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0.56469999999999998" table:style-name="ce1">
            <text:p>0.56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60819999999999996" table:style-name="ce1">
            <text:p>0.60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8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0.63590000000000002" table:style-name="ce1">
            <text:p>0.63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9.1300000000000006E-2" table:style-name="ce1">
            <text:p>0.0913</text:p>
          </table:table-cell>
          <table:table-cell office:value-type="float" office:value="0.46379999999999999" table:style-name="ce1">
            <text:p>0.46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7.6499999999999999E-2" table:style-name="ce1">
            <text:p>0.0765</text:p>
          </table:table-cell>
          <table:table-cell office:value-type="float" office:value="0.56320000000000003" table:style-name="ce1">
            <text:p>0.56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16</text:p>
          </table:table-cell>
          <table:table-cell office:value-type="float" office:value="7.1800000000000003E-2" table:style-name="ce1">
            <text:p>0.0718</text:p>
          </table:table-cell>
          <table:table-cell office:value-type="float" office:value="0.60440000000000005" table:style-name="ce1">
            <text:p>0.60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/>
          <table:table-cell table:style-name="ce1">
            <draw:frame draw:z-index="3" draw:id="id14" draw:style-name="a14" draw:name="Chart 4" svg:x="0.21875in" svg:y="0.125in" svg:width="3.71875in" svg:height="2.65625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7" draw:id="id18" draw:style-name="a18" draw:name="Chart 8" svg:x="0.04167in" svg:y="0.01042in" svg:width="3.71875in" svg:height="2.65625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17979999999999999" table:style-name="ce1">
            <text:p>0.1798</text:p>
          </table:table-cell>
          <table:table-cell office:value-type="float" office:value="0.21390000000000001" table:style-name="ce1">
            <text:p>0.2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9.11E-2" table:style-name="ce1">
            <text:p>0.0911</text:p>
          </table:table-cell>
          <table:table-cell office:value-type="float" office:value="0.46489999999999998" table:style-name="ce1">
            <text:p>0.46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4_64_32</text:p>
          </table:table-cell>
          <table:table-cell office:value-type="float" office:value="7.6700000000000004E-2" table:style-name="ce1">
            <text:p>0.0767</text:p>
          </table:table-cell>
          <table:table-cell office:value-type="float" office:value="0.56189999999999996" table:style-name="ce1">
            <text:p>0.5619</text:p>
          </table:table-cell>
          <table:table-cell table:number-columns-repeated="1637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8" draw:id="id19" draw:style-name="a19" draw:name="Chart 9" svg:x="0.01042in" svg:y="0.17708in" svg:width="3.58333in" svg:height="2.65625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">
            <draw:frame draw:z-index="4" draw:id="id15" draw:style-name="a15" draw:name="Chart 5" svg:x="0.28125in" svg:y="0.02083in" svg:width="3.58333in" svg:height="2.65625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Perl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2"/>
          <table:table-cell table:style-name="ce1">
            <draw:frame draw:z-index="1" draw:id="id20" draw:style-name="a20" draw:name="Chart 1" svg:x="0.48958in" svg:y="0.11979in" svg:width="3.6875in" svg:height="2.4427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8"/>
          <table:table-cell table:style-name="ce1">
            <draw:frame draw:z-index="4" draw:id="id23" draw:style-name="a23" draw:name="Chart 6" svg:x="0.63542in" svg:y="0in" svg:width="3.6875in" svg:height="2.44271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2"/>
          <table:table-cell table:style-name="ce1">
            <draw:frame draw:z-index="2" draw:id="id21" draw:style-name="a21" draw:name="Chart 2" svg:x="0.36458in" svg:y="0.10417in" svg:width="3.46875in" svg:height="2.91667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8"/>
          <table:table-cell table:style-name="ce1">
            <draw:frame draw:z-index="5" draw:id="id24" draw:style-name="a24" draw:name="Chart 7" svg:x="0.64584in" svg:y="0.09375in" svg:width="3.46875in" svg:height="2.91667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2551000000000001" table:style-name="ce1">
            <text:p>1.2551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2554000000000001" table:style-name="ce1">
            <text:p>1.2554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2"/>
          <table:table-cell table:style-name="ce1">
            <draw:frame draw:z-index="3" draw:id="id22" draw:style-name="a22" draw:name="Chart 4" svg:x="0.22917in" svg:y="0.03125in" svg:width="3.71875in" svg:height="2.65625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8"/>
          <table:table-cell table:style-name="ce1">
            <draw:frame draw:z-index="6" draw:id="id25" draw:style-name="a25" draw:name="Chart 8" svg:x="0.48959in" svg:y="0in" svg:width="3.71875in" svg:height="2.65625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7" draw:id="id26" draw:style-name="a26" draw:name="Chart 4" svg:x="0in" svg:y="0in" svg:width="3.71875in" svg:height="2.65625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  <table:table table:name="Li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2"/>
          <table:table-cell table:style-name="ce1">
            <draw:frame draw:z-index="1" draw:id="id27" draw:style-name="a27" draw:name="Chart 2" svg:x="0.61458in" svg:y="0.05208in" svg:width="3.46875in" svg:height="2.91667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0.30080000000000001" table:style-name="ce1">
            <text:p>0.3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50019999999999998" table:style-name="ce1">
            <text:p>0.5002</text:p>
          </table:table-cell>
          <table:table-cell office:value-type="float" office:value="0.53669999999999995" table:style-name="ce1">
            <text:p>0.5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4173" table:style-name="ce1">
            <text:p>1.4173</text:p>
          </table:table-cell>
          <table:table-cell office:value-type="float" office:value="1.43E-2" table:style-name="ce1">
            <text:p>0.0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1426" table:style-name="ce1">
            <text:p>0.1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52859999999999996" table:style-name="ce1">
            <text:p>0.5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4208000000000001" table:style-name="ce1">
            <text:p>1.4208</text:p>
          </table:table-cell>
          <table:table-cell office:value-type="float" office:value="1.3599999999999999E-2" table:style-name="ce1">
            <text:p>0.0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56200000000000006" table:style-name="ce1">
            <text:p>0.562</text:p>
          </table:table-cell>
          <table:table-cell table:number-columns-repeated="2"/>
          <table:table-cell table:style-name="ce1">
            <draw:frame draw:z-index="2" draw:id="id28" draw:style-name="a28" draw:name="Chart 4" svg:x="0.47917in" svg:y="0.1875in" svg:width="3.71875in" svg:height="2.65625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4265000000000001" table:style-name="ce1">
            <text:p>1.4265</text:p>
          </table:table-cell>
          <table:table-cell office:value-type="float" office:value="1.29E-2" table:style-name="ce1">
            <text:p>0.0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54249999999999998" table:style-name="ce1">
            <text:p>0.5425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52610000000000001" table:style-name="ce1">
            <text:p>0.52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464" table:style-name="ce1">
            <text:p>1.464</text:p>
          </table:table-cell>
          <table:table-cell office:value-type="float" office:value="9.1000000000000004E-3" table:style-name="ce1">
            <text:p>0.00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60719999999999996" table:style-name="ce1">
            <text:p>0.6072</text:p>
          </table:table-cell>
          <table:table-cell office:value-type="float" office:value="0.28189999999999998" table:style-name="ce1">
            <text:p>0.2819</text:p>
          </table:table-cell>
          <table:table-cell table:number-columns-repeated="2"/>
          <table:table-cell table:style-name="ce1">
            <draw:frame draw:z-index="3" draw:id="id29" draw:style-name="a29" draw:name="Chart 4" svg:x="0.25in" svg:y="0.15625in" svg:width="3.71875in" svg:height="2.65625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4632" table:style-name="ce1">
            <text:p>0.4632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iJpe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5787" table:style-name="ce1">
            <text:p>1.5787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7271000000000001" table:style-name="ce1">
            <text:p>1.7271</text:p>
          </table:table-cell>
          <table:table-cell office:value-type="float" office:value="0.11260000000000001" table:style-name="ce1">
            <text:p>0.1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1.4027000000000001" table:style-name="ce1">
            <text:p>1.4027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8328" table:style-name="ce1">
            <text:p>1.8328</text:p>
          </table:table-cell>
          <table:table-cell office:value-type="float" office:value="5.6399999999999999E-2" table:style-name="ce1">
            <text:p>0.0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1.4481999999999999" table:style-name="ce1">
            <text:p>1.4482</text:p>
          </table:table-cell>
          <table:table-cell office:value-type="float" office:value="0.36709999999999998" table:style-name="ce1">
            <text:p>0.3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7667999999999999" table:style-name="ce1">
            <text:p>1.7668</text:p>
          </table:table-cell>
          <table:table-cell office:value-type="float" office:value="9.5000000000000001E-2" table:style-name="ce1">
            <text:p>0.0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1.4159999999999999" table:style-name="ce1">
            <text:p>1.416</text:p>
          </table:table-cell>
          <table:table-cell office:value-type="float" office:value="0.40039999999999998" table:style-name="ce1">
            <text:p>0.40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833" table:style-name="ce1">
            <text:p>1.833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6174999999999999" table:style-name="ce1">
            <text:p>1.6175</text:p>
          </table:table-cell>
          <table:table-cell office:value-type="float" office:value="0.19639999999999999" table:style-name="ce1">
            <text:p>0.19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1.389" table:style-name="ce1">
            <text:p>1.389</text:p>
          </table:table-cell>
          <table:table-cell office:value-type="float" office:value="0.43240000000000001" table:style-name="ce1">
            <text:p>0.4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8318000000000001" table:style-name="ce1">
            <text:p>1.8318</text:p>
          </table:table-cell>
          <table:table-cell office:value-type="float" office:value="5.62E-2" table:style-name="ce1">
            <text:p>0.0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1.4899" table:style-name="ce1">
            <text:p>1.4899</text:p>
          </table:table-cell>
          <table:table-cell office:value-type="float" office:value="0.32029999999999997" table:style-name="ce1">
            <text:p>0.32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7689999999999999" table:style-name="ce1">
            <text:p>1.769</text:p>
          </table:table-cell>
          <table:table-cell office:value-type="float" office:value="9.4700000000000006E-2" table:style-name="ce1">
            <text:p>0.09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1.4360999999999999" table:style-name="ce1">
            <text:p>1.4361</text:p>
          </table:table-cell>
          <table:table-cell office:value-type="float" office:value="0.38479999999999998" table:style-name="ce1">
            <text:p>0.38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8461000000000001" table:style-name="ce1">
            <text:p>1.8461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1.6124000000000001" table:style-name="ce1">
            <text:p>1.6124</text:p>
          </table:table-cell>
          <table:table-cell office:value-type="float" office:value="0.21290000000000001" table:style-name="ce1">
            <text:p>0.2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1.5545" table:style-name="ce1">
            <text:p>1.5545</text:p>
          </table:table-cell>
          <table:table-cell office:value-type="float" office:value="0.29330000000000001" table:style-name="ce1">
            <text:p>0.2933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G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4.87E-2" table:style-name="ce1">
            <text:p>0.0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0.39319999999999999" table:style-name="ce1">
            <text:p>0.39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26119999999999999" table:style-name="ce1">
            <text:p>0.26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58250000000000002" table:style-name="ce1">
            <text:p>0.58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1927000000000001" table:style-name="ce1">
            <text:p>1.192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25640000000000002" table:style-name="ce1">
            <text:p>0.2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7530000000000003" table:style-name="ce1">
            <text:p>0.57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42630000000000001" table:style-name="ce1">
            <text:p>0.4263</text:p>
          </table:table-cell>
          <table:table-cell office:value-type="float" office:value="0.1474" table:style-name="ce1">
            <text:p>0.1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0565" table:style-name="ce1">
            <text:p>1.0565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7619999999999998" table:style-name="ce1">
            <text:p>0.37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8</text:p>
          </table:table-cell>
          <table:table-cell office:value-type="float" office:value="0.16239999999999999" table:style-name="ce1">
            <text:p>0.162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128_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16</text:p>
          </table:table-cell>
          <table:table-cell office:value-type="float" office:value="0.21179999999999999" table:style-name="ce1">
            <text:p>0.2118</text:p>
          </table:table-cell>
          <table:table-cell office:value-type="float" office:value="0.46929999999999999" table:style-name="ce1">
            <text:p>0.46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1393" table:style-name="ce1">
            <text:p>1.1393</text:p>
          </table:table-cell>
          <table:table-cell office:value-type="float" office:value="7.6E-3" table:style-name="ce1">
            <text:p>0.00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16</text:p>
          </table:table-cell>
          <table:table-cell office:value-type="float" office:value="0.1762" table:style-name="ce1">
            <text:p>0.1762</text:p>
          </table:table-cell>
          <table:table-cell office:value-type="float" office:value="0.5716" table:style-name="ce1">
            <text:p>0.57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1585000000000001" table:style-name="ce1">
            <text:p>1.1585</text:p>
          </table:table-cell>
          <table:table-cell office:value-type="float" office:value="6.3E-3" table:style-name="ce1">
            <text:p>0.00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6_64_3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8_64_32</text:p>
          </table:table-cell>
          <table:table-cell office:value-type="float" office:value="0.21249999999999999" table:style-name="ce1">
            <text:p>0.2125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79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sorted_by_assoc.A1:sorted_by_assoc.E497" table:display-filter-buttons="true">
          <table:filter>
            <table:filter-and>
              <table:filter-condition table:field-number="1" table:value="SCORE" table:operator="="/>
              <table:filter-or>
                <table:filter-condition table:field-number="2" table:value="dl2_32_64_16" table:operator="="/>
                <table:filter-condition table:field-number="2" table:value="dl2_32_64_16_p_9_12" table:operator="="/>
                <table:filter-condition table:field-number="2" table:value="dl2_32_64_32" table:operator="="/>
                <table:filter-condition table:field-number="2" table:value="dl2_32_64_32_p_17_24" table:operator="="/>
                <table:filter-condition table:field-number="2" table:value="dl2_32_64_4" table:operator="="/>
                <table:filter-condition table:field-number="2" table:value="dl2_32_64_4_p_3_3" table:operator="="/>
                <table:filter-condition table:field-number="2" table:value="dl2_32_64_8" table:operator="="/>
                <table:filter-condition table:field-number="2" table:value="dl2_32_64_8_p_5_6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8EA9DB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name="cf1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/>
    <dc:creator>Luis Santiago</dc:creator>
    <meta:creation-date>2016-11-26T03:21:20Z</meta:creation-date>
    <dc:date>2016-11-28T23:40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1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3.5pt" svg:width="338.9996850393701pt" chart:style-name="Crt0">
        <chart:title chart:style-name="CT00">
          <text:p text:style-name="a0" text:class-names="" text:cond-style-name="">IPC (4 lines, 8 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4-lines.$A$2:.$A$6"/>
          </chart:axis>
          <chart:series chart:values-cell-range-address="4-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4-lines.$D$20:.$D$24" chart:class="chart:bar" chart:attached-axis="primary-y" chart:style-name="G0S1">
            <chart:data-label chart:style-name="DL01"/>
            <chart:data-point/>
            <chart:data-point chart:style-name="G0S1P1">
              <chart:data-label chart:style-name="DL011"/>
            </chart:data-point>
            <chart:data-point chart:repeated="3"/>
          </chart:series>
          <chart:series chart:values-cell-range-address="4-lines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29.8751181102362pt" svg:width="338.9996850393701pt" chart:style-name="Crt0">
        <chart:title chart:style-name="CT00">
          <text:p text:style-name="a0" text:class-names="" text:cond-style-name="">IPC (32 lines 16-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2_lines.$C$7:.$C$11"/>
          </chart:axis>
          <chart:series chart:label-cell-address="32_lines.$B$2" chart:values-cell-range-address="32_lines.$D$7:.$D$11" chart:class="chart:bar" chart:attached-axis="primary-y" chart:style-name="G0S0">
            <chart:data-label chart:style-name="DL00"/>
            <chart:data-point chart:repeated="5"/>
          </chart:series>
          <chart:series chart:label-cell-address="32_lines.$B$20" chart:values-cell-range-address="32_lines.$D$25:.$D$29" chart:class="chart:bar" chart:attached-axis="primary-y" chart:style-name="G0S1">
            <chart:data-label chart:style-name="DL01"/>
            <chart:data-point chart:repeated="5"/>
          </chart:series>
          <chart:series chart:label-cell-address="32_lines.$B$37" chart:values-cell-range-address="32_lines.$D$42:.$D$46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26.8748031496063pt" svg:width="345.0002362204725pt" chart:style-name="Crt0">
        <chart:title chart:style-name="CT00">
          <text:p text:style-name="a0" text:class-names="" text:cond-style-name="">IPC(32 lines, 32-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2_lines.$C$12:.$C$16"/>
          </chart:axis>
          <chart:series chart:label-cell-address="32_lines.$B$2" chart:values-cell-range-address="32_lines.$D$12:.$D$16" chart:class="chart:bar" chart:attached-axis="primary-y" chart:style-name="G0S0">
            <chart:data-label chart:style-name="DL00"/>
            <chart:data-point chart:repeated="5"/>
          </chart:series>
          <chart:series chart:label-cell-address="32_lines.$B$20" chart:values-cell-range-address="32_lines.$D$30:.$D$34" chart:class="chart:bar" chart:attached-axis="primary-y" chart:style-name="G0S1">
            <chart:data-label chart:style-name="DL01"/>
            <chart:data-point chart:repeated="5"/>
          </chart:series>
          <chart:series chart:label-cell-address="32_lines.$B$37" chart:values-cell-range-address="32_lines.$D$47:.$D$51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29.8751181102362pt" svg:width="338.9996850393701pt" chart:style-name="Crt0">
        <chart:title chart:style-name="CT00">
          <text:p text:style-name="a0" text:class-names="" text:cond-style-name="">IPC (32 lines 8-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2_lines.$C$2:.$C$6"/>
          </chart:axis>
          <chart:series chart:label-cell-address="32_lines.$B$2" chart:values-cell-range-address="32_lines.$D$2:.$D$6" chart:class="chart:bar" chart:attached-axis="primary-y" chart:style-name="G0S0">
            <chart:data-label chart:style-name="DL00"/>
            <chart:data-point chart:repeated="5"/>
          </chart:series>
          <chart:series chart:label-cell-address="32_lines.$B$20" chart:values-cell-range-address="32_lines.$D$20:.$D$24" chart:class="chart:bar" chart:attached-axis="primary-y" chart:style-name="G0S1">
            <chart:data-label chart:style-name="DL01"/>
            <chart:data-point chart:repeated="5"/>
          </chart:series>
          <chart:series chart:label-cell-address="32_lines.$B$37" chart:values-cell-range-address="32_lines.$D$37:.$D$41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5.8751181102362pt" svg:width="265.5pt" chart:style-name="Crt0">
        <chart:title chart:style-name="CT00">
          <text:p text:style-name="a0" text:class-names="" text:cond-style-name="">IPC vs Line (4-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2:.$C$7"/>
          </chart:axis>
          <chart:series chart:values-cell-range-address="Gcc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0002362204724pt" svg:width="249.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8:.$C$16"/>
          </chart:axis>
          <chart:series chart:values-cell-range-address="Gcc.$D$8:.$D$16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67.75pt" chart:style-name="Crt0">
        <chart:title chart:style-name="CT00">
          <text:p text:style-name="a0" text:class-names="" text:cond-style-name="">IPC VS # Lines (16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17:.$C$25"/>
          </chart:axis>
          <chart:series chart:values-cell-range-address="Gcc.$D$17:.$D$25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57.9996850393701pt" chart:style-name="Crt0">
        <chart:title chart:style-name="CT00">
          <text:p text:style-name="a0" text:class-names="" text:cond-style-name="">IPC VS # Lines (32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26:.$C$34"/>
          </chart:axis>
          <chart:series chart:values-cell-range-address="Gcc.$D$26:.$D$34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5.8751181102362pt" svg:width="265.5pt" chart:style-name="Crt0">
        <chart:title chart:style-name="CT00">
          <text:p text:style-name="a0" text:class-names="" text:cond-style-name="">Missrate vs Line (4-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2:.$C$7"/>
          </chart:axis>
          <chart:series chart:values-cell-range-address="Gcc.$E$2:.$E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0002362204724pt" svg:width="249.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8:.$C$15"/>
          </chart:axis>
          <chart:series chart:values-cell-range-address="Gcc.$E$8:.$E$15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67.75pt" chart:style-name="Crt0">
        <chart:title chart:style-name="CT00">
          <text:p text:style-name="a0" text:class-names="" text:cond-style-name="">Missrate VS # Lines (16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17:.$C$24"/>
          </chart:axis>
          <chart:series chart:values-cell-range-address="Gcc.$E$17:.$E$2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3.5pt" svg:width="338.9996850393701pt" chart:style-name="Crt0">
        <chart:title chart:style-name="CT00">
          <text:p text:style-name="a0" text:class-names="" text:cond-style-name="">IPC (4 lines, 16 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4-lines.$A$7:.$A$11"/>
          </chart:axis>
          <chart:series chart:label-cell-address="4-lines.$B$16" chart:values-cell-range-address="4-lines.$D$7:.$D$11" chart:class="chart:bar" chart:attached-axis="primary-y" chart:style-name="G0S0">
            <chart:data-label chart:style-name="DL00"/>
            <chart:data-point chart:repeated="5"/>
          </chart:series>
          <chart:series chart:label-cell-address="4-lines.$B$20" chart:values-cell-range-address="4-lines.$D$25:.$D$29" chart:class="chart:bar" chart:attached-axis="primary-y" chart:style-name="G0S1">
            <chart:data-label chart:style-name="DL01"/>
            <chart:data-point chart:repeated="5"/>
          </chart:series>
          <chart:series chart:label-cell-address="4-lines.$B$38" chart:values-cell-range-address="4-lines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57.9996850393701pt" chart:style-name="Crt0">
        <chart:title chart:style-name="CT00">
          <text:p text:style-name="a0" text:class-names="" text:cond-style-name="">Missrate VS # Lines (32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26:.$C$33"/>
          </chart:axis>
          <chart:series chart:values-cell-range-address="Gcc.$E$26:.$E$3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5.8751181102362pt" svg:width="265.5pt" chart:style-name="Crt0">
        <chart:title chart:style-name="CT00">
          <text:p text:style-name="a0" text:class-names="" text:cond-style-name="">IPC vs Line (4-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l.$C$2:.$C$7"/>
          </chart:axis>
          <chart:series chart:values-cell-range-address="Perl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0002362204724pt" svg:width="249.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l.$C$8:.$C$15"/>
          </chart:axis>
          <chart:series chart:values-cell-range-address="Perl.$D$8:.$D$15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67.75pt" chart:style-name="Crt0">
        <chart:title svg:x="63.43748031496063pt" svg:y="6.0pt" chart:style-name="CT00">
          <text:p text:style-name="a0" text:class-names="" text:cond-style-name="">IPC VS # Lines (16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l.$C$16:.$C$23"/>
          </chart:axis>
          <chart:series chart:values-cell-range-address="Perl.$D$16:.$D$2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5.8751181102362pt" svg:width="265.5pt" chart:style-name="Crt0">
        <chart:title chart:style-name="CT00">
          <text:p text:style-name="a0" text:class-names="" text:cond-style-name="">Missrate vs Line (4-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2:.$C$7"/>
          </chart:axis>
          <chart:series chart:values-cell-range-address="Gcc.$E$2:.$E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0002362204724pt" svg:width="249.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8:.$C$15"/>
          </chart:axis>
          <chart:series chart:values-cell-range-address="Gcc.$E$8:.$E$15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67.75pt" chart:style-name="Crt0">
        <chart:title chart:style-name="CT00">
          <text:p text:style-name="a0" text:class-names="" text:cond-style-name="">Missrate VS # Lines (16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cc.$C$17:.$C$24"/>
          </chart:axis>
          <chart:series chart:values-cell-range-address="Gcc.$E$17:.$E$2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67.75pt" chart:style-name="Crt0">
        <chart:title svg:x="63.43748031496063pt" svg:y="6.0pt" chart:style-name="CT00">
          <text:p text:style-name="a0" text:class-names="" text:cond-style-name="">IPC VS # Lines (32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l.$C$24:.$C$31"/>
          </chart:axis>
          <chart:series chart:values-cell-range-address="Perl.$D$24:.$D$31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0.0002362204724pt" svg:width="249.75pt" chart:style-name="Crt0">
        <chart:title chart:style-name="CT00">
          <text:p text:style-name="a0" text:class-names="" text:cond-style-name="">8-way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l.$C$8:.$C$15"/>
          </chart:axis>
          <chart:series chart:values-cell-range-address="Perl.$D$8:.$D$15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67.75pt" chart:style-name="Crt0">
        <chart:title svg:x="63.43748031496063pt" svg:y="6.0pt" chart:style-name="CT00">
          <text:p text:style-name="a0" text:class-names="" text:cond-style-name="">IPC VS # Lines (16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l.$C$16:.$C$23"/>
          </chart:axis>
          <chart:series chart:values-cell-range-address="Perl.$D$16:.$D$2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3.5pt" svg:width="338.9996850393701pt" chart:style-name="Crt0">
        <chart:title chart:style-name="CT00">
          <text:p text:style-name="a0" text:class-names="" text:cond-style-name="">IPC (4 lines, 32 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4-lines.$A$12:.$A$16"/>
          </chart:axis>
          <chart:series chart:label-cell-address="4-lines.$B$16" chart:values-cell-range-address="4-lines.$D$12:.$D$16" chart:class="chart:bar" chart:attached-axis="primary-y" chart:style-name="G0S0">
            <chart:data-label chart:style-name="DL00"/>
            <chart:data-point chart:repeated="5"/>
          </chart:series>
          <chart:series chart:label-cell-address="4-lines.$B$20" chart:values-cell-range-address="4-lines.$D$30:.$D$34" chart:class="chart:bar" chart:attached-axis="primary-y" chart:style-name="G0S1">
            <chart:data-label chart:style-name="DL01"/>
            <chart:data-point chart:repeated="5"/>
          </chart:series>
          <chart:series chart:label-cell-address="4-lines.$B$38" chart:values-cell-range-address="4-lines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1.2499212598425pt" svg:width="267.75pt" chart:style-name="Crt0">
        <chart:title svg:x="63.43748031496063pt" svg:y="6.0pt" chart:style-name="CT00">
          <text:p text:style-name="a0" text:class-names="" text:cond-style-name="">IPC VS # Lines (32 way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erl.$C$24:.$C$31"/>
          </chart:axis>
          <chart:series chart:values-cell-range-address="Perl.$D$24:.$D$31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, 8 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8-lines.$A$2:.$A$6"/>
          </chart:axis>
          <chart:series chart:label-cell-address="8-lines.$B$3" chart:values-cell-range-address="8-lines.$D$2:.$D$6" chart:class="chart:bar" chart:attached-axis="primary-y" chart:style-name="G0S0">
            <chart:data-label chart:style-name="DL00"/>
            <chart:data-point chart:repeated="5"/>
          </chart:series>
          <chart:series chart:label-cell-address="8-lines.$B$20" chart:values-cell-range-address="8-lines.$D$20:.$D$24" chart:class="chart:bar" chart:attached-axis="primary-y" chart:style-name="G0S1">
            <chart:data-label chart:style-name="DL01"/>
            <chart:data-point chart:repeated="5"/>
          </chart:series>
          <chart:series chart:label-cell-address="8-lines.$B$38" chart:values-cell-range-address="8-lines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 16 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8-lines.$A$7:.$A$11"/>
          </chart:axis>
          <chart:series chart:label-cell-address="8-lines.$B$2" chart:values-cell-range-address="8-lines.$D$7:.$D$11" chart:class="chart:bar" chart:attached-axis="primary-y" chart:style-name="G0S0">
            <chart:data-label chart:style-name="DL00"/>
            <chart:data-point chart:repeated="5"/>
          </chart:series>
          <chart:series chart:label-cell-address="8-lines.$B$20" chart:values-cell-range-address="8-lines.$D$25:.$D$29" chart:class="chart:bar" chart:attached-axis="primary-y" chart:style-name="G0S1">
            <chart:data-label chart:style-name="DL01"/>
            <chart:data-point chart:repeated="5"/>
          </chart:series>
          <chart:series chart:label-cell-address="8-lines.$B$38" chart:values-cell-range-address="8-lines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8 lines 32 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8-lines.$A$12:.$A$16"/>
          </chart:axis>
          <chart:series chart:values-cell-range-address="8-lines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8-lines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8-lines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PC (16 lines, 8-Way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16_Lines.$A$2:.$A$6"/>
          </chart:axis>
          <chart:series chart:values-cell-range-address="16_Lines.$D$2:.$D$6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20:.$D$24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38:.$D$4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74968503937pt" svg:width="422.24968503937pt" chart:style-name="Crt0">
        <chart:title chart:style-name="CT00">
          <text:p text:style-name="a0" text:class-names="" text:cond-style-name="">IPC (16 lines, 16 way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16_Lines.$A$7:.$A$11"/>
          </chart:axis>
          <chart:series chart:values-cell-range-address="16_Lines.$D$7:.$D$11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25:.$D$29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43:.$D$47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16 lines, 32 way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16_Lines.$A$7:.$A$11"/>
          </chart:axis>
          <chart:series chart:values-cell-range-address="16_Lines.$D$12:.$D$16" chart:class="chart:bar" chart:attached-axis="primary-y" chart:style-name="G0S0">
            <chart:data-label chart:style-name="DL00"/>
            <chart:data-point chart:repeated="5"/>
          </chart:series>
          <chart:series chart:values-cell-range-address="16_Lines.$D$30:.$D$34" chart:class="chart:bar" chart:attached-axis="primary-y" chart:style-name="G0S1">
            <chart:data-label chart:style-name="DL01"/>
            <chart:data-point chart:repeated="5"/>
          </chart:series>
          <chart:series chart:values-cell-range-address="16_Lines.$D$48:.$D$52" chart:class="chart:bar" chart:attached-axis="primary-y" chart:style-name="G0S2"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